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complex="Noto Sans Arabic UI"/>
    </style:style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ex00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</table:table>
      <table:table table:name="ex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table:formula="of:=[.A2] &amp; &quot;, &quot; &amp; [.B2]" office:value-type="string" office:string-value="Jean, Dupont" calcext:value-type="string">
            <text:p>Jean, Dupont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table:formula="of:=[.A3] &amp; &quot;, &quot; &amp; [.B3]" office:value-type="string" office:string-value="Jacques, Durant" calcext:value-type="string">
            <text:p>Jacques, Durant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 formula that merges the two columns First Name and Last Name into the Full Name column, separating the two values with a comma.</text:p>
            <text:p/>
          </table:table-cell>
          <table:table-cell table:number-columns-repeated="2"/>
        </table:table-row>
      </table:table>
      <table:table table:name="ex0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style-name="ce3" office:value-type="string" calcext:value-type="string">
            <text:p>Last Name</text:p>
          </table:table-cell>
          <table:table-cell office:value-type="string" calcext:value-type="string">
            <text:p>Year of Birth</text:p>
          </table:table-cell>
          <table:table-cell table:style-name="ce3" office:value-type="string" calcext:value-type="string">
            <text:p>Identifier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float" office:value="1985" calcext:value-type="float">
            <text:p>1985</text:p>
          </table:table-cell>
          <table:table-cell table:formula="of:=LOWER([.A2] &amp; &quot;_&quot; &amp; [.B2] &amp; &quot;_&quot; &amp; [.C2])" office:value-type="string" office:string-value="jean_dupont_1985" calcext:value-type="string">
            <text:p>jean_dupont_1985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office:value-type="float" office:value="1990" calcext:value-type="float">
            <text:p>1990</text:p>
          </table:table-cell>
          <table:table-cell table:formula="of:=LOWER([.A3] &amp; &quot;_&quot; &amp; [.B3] &amp; &quot;_&quot; &amp; [.C3])" office:value-type="string" office:string-value="jacques_durant_1990" calcext:value-type="string">
            <text:p>jacques_durant_199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give me a formula that generates a unique identifier by merging the first name and last name, appending the year of birth, all in lowercase and separated by an underscore (_).</text:p>
            <text:p/>
          </table:table-cell>
          <table:table-cell table:number-columns-repeated="3"/>
        </table:table-row>
      </table:table>
      <table:table table:name="ex0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Year of Birth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float" office:value="1985" calcext:value-type="float">
            <text:p>1985</text:p>
          </table:table-cell>
          <table:table-cell table:formula="of:=IF([.C2]&lt;1990; &quot;OLD_&quot; &amp; UPPER([.A2] &amp; &quot;|&quot; &amp; [.B2]); &quot;NEW_&quot; &amp; LOWER([.B2] &amp; &quot;-&quot; &amp; [.A2]))" office:value-type="string" office:string-value="OLD_JEAN|DUPONT" calcext:value-type="string">
            <text:p>OLD_JEAN|DUPONT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office:value-type="float" office:value="1990" calcext:value-type="float">
            <text:p>1990</text:p>
          </table:table-cell>
          <table:table-cell table:formula="of:=IF([.C3]&lt;1990; &quot;OLD_&quot; &amp; UPPER([.A3] &amp; &quot;|&quot; &amp; [.B3]); &quot;NEW_&quot; &amp; LOWER([.B3] &amp; &quot;-&quot; &amp; [.A3]))" office:value-type="string" office:string-value="NEW_durant-jacques" calcext:value-type="string">
            <text:p>NEW_durant-jacques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Dupuis</text:p>
          </table:table-cell>
          <table:table-cell office:value-type="float" office:value="1980" calcext:value-type="float">
            <text:p>1980</text:p>
          </table:table-cell>
          <table:table-cell table:formula="of:=IF([.C4]&lt;1990; &quot;OLD_&quot; &amp; UPPER([.A4] &amp; &quot;|&quot; &amp; [.B4]); &quot;NEW_&quot; &amp; LOWER([.B4] &amp; &quot;-&quot; &amp; [.A4]))" office:value-type="string" office:string-value="OLD_MARIE|DUPUIS" calcext:value-type="string">
            <text:p>OLD_MARIE|DUPU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ve me a formula to generate a unique identifier based on year of birth. If born before 1990, use 'OLD_' + First Name and Last Name in uppercase, separated by a vertical bar (|). If born in 1990 or after, use 'NEW_' + Last Name and First Name in lowercase, separated by a hyphen (-).</text:p>
          </table:table-cell>
          <table:table-cell table:number-columns-repeated="3"/>
        </table:table-row>
      </table:table>
      <table:table table:name="ex0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Date of Hire</text:p>
          </table:table-cell>
          <table:table-cell office:value-type="string" calcext:value-type="string">
            <text:p>Annual Salary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Whitaker</text:p>
          </table:table-cell>
          <table:table-cell office:value-type="date" office:date-value="1997-04-03" calcext:value-type="date">
            <text:p>1997-04-03</text:p>
          </table:table-cell>
          <table:table-cell office:value-type="string" calcext:value-type="string">
            <text:p>Project Manager</text:p>
          </table:table-cell>
          <table:table-cell office:value-type="date" office:date-value="2023-05-25" calcext:value-type="date">
            <text:p>2023-05-25</text:p>
          </table:table-cell>
          <table:table-cell office:value-type="float" office:value="69160" calcext:value-type="float">
            <text:p>69160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Gonzales</text:p>
          </table:table-cell>
          <table:table-cell office:value-type="date" office:date-value="1979-08-03" calcext:value-type="date">
            <text:p>1979-08-03</text:p>
          </table:table-cell>
          <table:table-cell office:value-type="string" calcext:value-type="string">
            <text:p>Designer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54142" calcext:value-type="float">
            <text:p>54142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pencer</text:p>
          </table:table-cell>
          <table:table-cell office:value-type="date" office:date-value="1982-08-12" calcext:value-type="date">
            <text:p>1982-08-12</text:p>
          </table:table-cell>
          <table:table-cell office:value-type="string" calcext:value-type="string">
            <text:p>HR Specialist</text:p>
          </table:table-cell>
          <table:table-cell office:value-type="date" office:date-value="2006-10-18" calcext:value-type="date">
            <text:p>2006-10-18</text:p>
          </table:table-cell>
          <table:table-cell office:value-type="float" office:value="41167" calcext:value-type="float">
            <text:p>41167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Nelson</text:p>
          </table:table-cell>
          <table:table-cell office:value-type="date" office:date-value="1967-10-07" calcext:value-type="date">
            <text:p>1967-10-07</text:p>
          </table:table-cell>
          <table:table-cell office:value-type="string" calcext:value-type="string">
            <text:p>HR Specialist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55661" calcext:value-type="float">
            <text:p>55661</text:p>
          </table:table-cell>
        </table:table-row>
        <table:table-row table:style-name="ro1">
          <table:table-cell office:value-type="string" calcext:value-type="string">
            <text:p>Duane</text:p>
          </table:table-cell>
          <table:table-cell office:value-type="string" calcext:value-type="string">
            <text:p>Gillespie</text:p>
          </table:table-cell>
          <table:table-cell office:value-type="date" office:date-value="1984-11-26" calcext:value-type="date">
            <text:p>1984-11-26</text:p>
          </table:table-cell>
          <table:table-cell office:value-type="string" calcext:value-type="string">
            <text:p>SysAdmin</text:p>
          </table:table-cell>
          <table:table-cell office:value-type="date" office:date-value="2015-12-14" calcext:value-type="date">
            <text:p>2015-12-14</text:p>
          </table:table-cell>
          <table:table-cell office:value-type="float" office:value="65857" calcext:value-type="float">
            <text:p>65857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Ford</text:p>
          </table:table-cell>
          <table:table-cell office:value-type="date" office:date-value="1970-02-23" calcext:value-type="date">
            <text:p>1970-02-23</text:p>
          </table:table-cell>
          <table:table-cell office:value-type="string" calcext:value-type="string">
            <text:p>Developer</text:p>
          </table:table-cell>
          <table:table-cell office:value-type="date" office:date-value="2007-08-31" calcext:value-type="date">
            <text:p>2007-08-31</text:p>
          </table:table-cell>
          <table:table-cell office:value-type="float" office:value="60332" calcext:value-type="float">
            <text:p>60332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date" office:date-value="1988-08-05" calcext:value-type="date">
            <text:p>1988-08-05</text:p>
          </table:table-cell>
          <table:table-cell office:value-type="string" calcext:value-type="string">
            <text:p>Designer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61688" calcext:value-type="float">
            <text:p>61688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Ochoa</text:p>
          </table:table-cell>
          <table:table-cell office:value-type="date" office:date-value="1973-06-12" calcext:value-type="date">
            <text:p>1973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8-11-14" calcext:value-type="date">
            <text:p>2018-11-14</text:p>
          </table:table-cell>
          <table:table-cell office:value-type="float" office:value="81442" calcext:value-type="float">
            <text:p>81442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Medina</text:p>
          </table:table-cell>
          <table:table-cell office:value-type="date" office:date-value="1994-02-25" calcext:value-type="date">
            <text:p>1994-02-25</text:p>
          </table:table-cell>
          <table:table-cell office:value-type="string" calcext:value-type="string">
            <text:p>QA Engineer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59198" calcext:value-type="float">
            <text:p>59198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Price</text:p>
          </table:table-cell>
          <table:table-cell office:value-type="date" office:date-value="1967-08-06" calcext:value-type="date">
            <text:p>1967-08-06</text:p>
          </table:table-cell>
          <table:table-cell office:value-type="string" calcext:value-type="string">
            <text:p>Data Analyst</text:p>
          </table:table-cell>
          <table:table-cell office:value-type="date" office:date-value="2007-09-11" calcext:value-type="date">
            <text:p>2007-09-11</text:p>
          </table:table-cell>
          <table:table-cell office:value-type="float" office:value="56155" calcext:value-type="float">
            <text:p>56155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Reeves</text:p>
          </table:table-cell>
          <table:table-cell office:value-type="date" office:date-value="1964-05-17" calcext:value-type="date">
            <text:p>1964-05-17</text:p>
          </table:table-cell>
          <table:table-cell office:value-type="string" calcext:value-type="string">
            <text:p>Data Analyst</text:p>
          </table:table-cell>
          <table:table-cell office:value-type="date" office:date-value="2019-01-06" calcext:value-type="date">
            <text:p>2019-01-06</text:p>
          </table:table-cell>
          <table:table-cell office:value-type="float" office:value="59664" calcext:value-type="float">
            <text:p>59664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avidson</text:p>
          </table:table-cell>
          <table:table-cell office:value-type="date" office:date-value="1972-12-04" calcext:value-type="date">
            <text:p>1972-12-04</text:p>
          </table:table-cell>
          <table:table-cell office:value-type="string" calcext:value-type="string">
            <text:p>Designer</text:p>
          </table:table-cell>
          <table:table-cell office:value-type="date" office:date-value="2008-07-04" calcext:value-type="date">
            <text:p>2008-07-04</text:p>
          </table:table-cell>
          <table:table-cell office:value-type="float" office:value="42372" calcext:value-type="float">
            <text:p>42372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Key</text:p>
          </table:table-cell>
          <table:table-cell office:value-type="date" office:date-value="1989-09-22" calcext:value-type="date">
            <text:p>1989-09-22</text:p>
          </table:table-cell>
          <table:table-cell office:value-type="string" calcext:value-type="string">
            <text:p>Developer</text:p>
          </table:table-cell>
          <table:table-cell office:value-type="date" office:date-value="2007-07-13" calcext:value-type="date">
            <text:p>2007-07-13</text:p>
          </table:table-cell>
          <table:table-cell office:value-type="float" office:value="74464" calcext:value-type="float">
            <text:p>74464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Young</text:p>
          </table:table-cell>
          <table:table-cell office:value-type="date" office:date-value="1972-09-21" calcext:value-type="date">
            <text:p>1972-09-21</text:p>
          </table:table-cell>
          <table:table-cell office:value-type="string" calcext:value-type="string">
            <text:p>Developer</text:p>
          </table:table-cell>
          <table:table-cell office:value-type="date" office:date-value="2006-08-23" calcext:value-type="date">
            <text:p>2006-08-23</text:p>
          </table:table-cell>
          <table:table-cell office:value-type="float" office:value="48781" calcext:value-type="float">
            <text:p>48781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Curtis</text:p>
          </table:table-cell>
          <table:table-cell office:value-type="date" office:date-value="1971-08-04" calcext:value-type="date">
            <text:p>1971-08-04</text:p>
          </table:table-cell>
          <table:table-cell office:value-type="string" calcext:value-type="string">
            <text:p>QA Engineer</text:p>
          </table:table-cell>
          <table:table-cell office:value-type="date" office:date-value="2008-04-16" calcext:value-type="date">
            <text:p>2008-04-16</text:p>
          </table:table-cell>
          <table:table-cell office:value-type="float" office:value="60808" calcext:value-type="float">
            <text:p>60808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Whitney</text:p>
          </table:table-cell>
          <table:table-cell office:value-type="date" office:date-value="1967-06-22" calcext:value-type="date">
            <text:p>1967-06-22</text:p>
          </table:table-cell>
          <table:table-cell office:value-type="string" calcext:value-type="string">
            <text:p>Developer</text:p>
          </table:table-cell>
          <table:table-cell office:value-type="date" office:date-value="2016-04-04" calcext:value-type="date">
            <text:p>2016-04-04</text:p>
          </table:table-cell>
          <table:table-cell office:value-type="float" office:value="79793" calcext:value-type="float">
            <text:p>79793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dner</text:p>
          </table:table-cell>
          <table:table-cell office:value-type="date" office:date-value="1972-10-02" calcext:value-type="date">
            <text:p>1972-10-02</text:p>
          </table:table-cell>
          <table:table-cell office:value-type="string" calcext:value-type="string">
            <text:p>Product Owner</text:p>
          </table:table-cell>
          <table:table-cell office:value-type="date" office:date-value="2015-05-31" calcext:value-type="date">
            <text:p>2015-05-31</text:p>
          </table:table-cell>
          <table:table-cell office:value-type="float" office:value="80328" calcext:value-type="float">
            <text:p>80328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all</text:p>
          </table:table-cell>
          <table:table-cell office:value-type="date" office:date-value="1981-05-10" calcext:value-type="date">
            <text:p>1981-05-10</text:p>
          </table:table-cell>
          <table:table-cell office:value-type="string" calcext:value-type="string">
            <text:p>Product Owner</text:p>
          </table:table-cell>
          <table:table-cell office:value-type="date" office:date-value="2011-03-02" calcext:value-type="date">
            <text:p>2011-03-02</text:p>
          </table:table-cell>
          <table:table-cell office:value-type="float" office:value="69442" calcext:value-type="float">
            <text:p>69442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arroll</text:p>
          </table:table-cell>
          <table:table-cell office:value-type="date" office:date-value="1983-04-08" calcext:value-type="date">
            <text:p>1983-04-08</text:p>
          </table:table-cell>
          <table:table-cell office:value-type="string" calcext:value-type="string">
            <text:p>Product Owner</text:p>
          </table:table-cell>
          <table:table-cell office:value-type="date" office:date-value="2005-11-21" calcext:value-type="date">
            <text:p>2005-11-21</text:p>
          </table:table-cell>
          <table:table-cell office:value-type="float" office:value="92319" calcext:value-type="float">
            <text:p>92319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Garcia</text:p>
          </table:table-cell>
          <table:table-cell office:value-type="date" office:date-value="1986-09-12" calcext:value-type="date">
            <text:p>1986-09-12</text:p>
          </table:table-cell>
          <table:table-cell office:value-type="string" calcext:value-type="string">
            <text:p>Developer</text:p>
          </table:table-cell>
          <table:table-cell office:value-type="date" office:date-value="2005-03-12" calcext:value-type="date">
            <text:p>2005-03-12</text:p>
          </table:table-cell>
          <table:table-cell office:value-type="float" office:value="57748" calcext:value-type="float">
            <text:p>57748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Watson</text:p>
          </table:table-cell>
          <table:table-cell office:value-type="date" office:date-value="1977-03-21" calcext:value-type="date">
            <text:p>1977-03-21</text:p>
          </table:table-cell>
          <table:table-cell office:value-type="string" calcext:value-type="string">
            <text:p>SysAdmin</text:p>
          </table:table-cell>
          <table:table-cell office:value-type="date" office:date-value="2013-04-14" calcext:value-type="date">
            <text:p>2013-04-14</text:p>
          </table:table-cell>
          <table:table-cell office:value-type="float" office:value="52510" calcext:value-type="float">
            <text:p>52510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Grant</text:p>
          </table:table-cell>
          <table:table-cell office:value-type="date" office:date-value="1969-05-31" calcext:value-type="date">
            <text:p>1969-05-31</text:p>
          </table:table-cell>
          <table:table-cell office:value-type="string" calcext:value-type="string">
            <text:p>QA Engineer</text:p>
          </table:table-cell>
          <table:table-cell office:value-type="date" office:date-value="2018-03-14" calcext:value-type="date">
            <text:p>2018-03-14</text:p>
          </table:table-cell>
          <table:table-cell office:value-type="float" office:value="53846" calcext:value-type="float">
            <text:p>53846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Ramirez</text:p>
          </table:table-cell>
          <table:table-cell office:value-type="date" office:date-value="1974-02-01" calcext:value-type="date">
            <text:p>1974-02-01</text:p>
          </table:table-cell>
          <table:table-cell office:value-type="string" calcext:value-type="string">
            <text:p>Product Owner</text:p>
          </table:table-cell>
          <table:table-cell office:value-type="date" office:date-value="2011-03-01" calcext:value-type="date">
            <text:p>2011-03-01</text:p>
          </table:table-cell>
          <table:table-cell office:value-type="float" office:value="67873" calcext:value-type="float">
            <text:p>67873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Boyd</text:p>
          </table:table-cell>
          <table:table-cell office:value-type="date" office:date-value="1966-12-04" calcext:value-type="date">
            <text:p>1966-12-04</text:p>
          </table:table-cell>
          <table:table-cell office:value-type="string" calcext:value-type="string">
            <text:p>Product Owner</text:p>
          </table:table-cell>
          <table:table-cell office:value-type="date" office:date-value="2013-12-20" calcext:value-type="date">
            <text:p>2013-12-20</text:p>
          </table:table-cell>
          <table:table-cell office:value-type="float" office:value="86921" calcext:value-type="float">
            <text:p>86921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Williams</text:p>
          </table:table-cell>
          <table:table-cell office:value-type="date" office:date-value="2002-01-13" calcext:value-type="date">
            <text:p>2002-01-13</text:p>
          </table:table-cell>
          <table:table-cell office:value-type="string" calcext:value-type="string">
            <text:p>Designer</text:p>
          </table:table-cell>
          <table:table-cell office:value-type="date" office:date-value="2006-07-16" calcext:value-type="date">
            <text:p>2006-07-16</text:p>
          </table:table-cell>
          <table:table-cell office:value-type="float" office:value="50302" calcext:value-type="float">
            <text:p>50302</text:p>
          </table:table-cell>
        </table:table-row>
        <table:table-row table:style-name="ro1">
          <table:table-cell office:value-type="string" calcext:value-type="string">
            <text:p>Tami</text:p>
          </table:table-cell>
          <table:table-cell office:value-type="string" calcext:value-type="string">
            <text:p>Weaver</text:p>
          </table:table-cell>
          <table:table-cell office:value-type="date" office:date-value="1984-05-30" calcext:value-type="date">
            <text:p>1984-05-30</text:p>
          </table:table-cell>
          <table:table-cell office:value-type="string" calcext:value-type="string">
            <text:p>Product Owner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5930" calcext:value-type="float">
            <text:p>7593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Robinson</text:p>
          </table:table-cell>
          <table:table-cell office:value-type="date" office:date-value="1994-06-10" calcext:value-type="date">
            <text:p>1994-06-10</text:p>
          </table:table-cell>
          <table:table-cell office:value-type="string" calcext:value-type="string">
            <text:p>Project Manager</text:p>
          </table:table-cell>
          <table:table-cell office:value-type="date" office:date-value="2009-03-05" calcext:value-type="date">
            <text:p>2009-03-05</text:p>
          </table:table-cell>
          <table:table-cell office:value-type="float" office:value="60410" calcext:value-type="float">
            <text:p>60410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Becker</text:p>
          </table:table-cell>
          <table:table-cell office:value-type="date" office:date-value="1974-06-10" calcext:value-type="date">
            <text:p>1974-06-10</text:p>
          </table:table-cell>
          <table:table-cell office:value-type="string" calcext:value-type="string">
            <text:p>Designer</text:p>
          </table:table-cell>
          <table:table-cell office:value-type="date" office:date-value="2005-03-20" calcext:value-type="date">
            <text:p>2005-03-20</text:p>
          </table:table-cell>
          <table:table-cell office:value-type="float" office:value="40265" calcext:value-type="float">
            <text:p>40265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Hancock</text:p>
          </table:table-cell>
          <table:table-cell office:value-type="date" office:date-value="1991-04-30" calcext:value-type="date">
            <text:p>1991-04-30</text:p>
          </table:table-cell>
          <table:table-cell office:value-type="string" calcext:value-type="string">
            <text:p>Project Manager</text:p>
          </table:table-cell>
          <table:table-cell office:value-type="date" office:date-value="2018-03-21" calcext:value-type="date">
            <text:p>2018-03-21</text:p>
          </table:table-cell>
          <table:table-cell office:value-type="float" office:value="89584" calcext:value-type="float">
            <text:p>89584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Clark</text:p>
          </table:table-cell>
          <table:table-cell office:value-type="date" office:date-value="1992-06-08" calcext:value-type="date">
            <text:p>1992-06-08</text:p>
          </table:table-cell>
          <table:table-cell office:value-type="string" calcext:value-type="string">
            <text:p>Project Manager</text:p>
          </table:table-cell>
          <table:table-cell office:value-type="date" office:date-value="2009-09-07" calcext:value-type="date">
            <text:p>2009-09-07</text:p>
          </table:table-cell>
          <table:table-cell office:value-type="float" office:value="79438" calcext:value-type="float">
            <text:p>79438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</text:p>
          </table:table-cell>
          <table:table-cell office:value-type="date" office:date-value="1970-07-20" calcext:value-type="date">
            <text:p>1970-07-20</text:p>
          </table:table-cell>
          <table:table-cell office:value-type="string" calcext:value-type="string">
            <text:p>Data Analyst</text:p>
          </table:table-cell>
          <table:table-cell office:value-type="date" office:date-value="2008-03-27" calcext:value-type="date">
            <text:p>2008-03-27</text:p>
          </table:table-cell>
          <table:table-cell office:value-type="float" office:value="74437" calcext:value-type="float">
            <text:p>74437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White</text:p>
          </table:table-cell>
          <table:table-cell office:value-type="date" office:date-value="1981-04-27" calcext:value-type="date">
            <text:p>1981-04-27</text:p>
          </table:table-cell>
          <table:table-cell office:value-type="string" calcext:value-type="string">
            <text:p>QA Engineer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60138" calcext:value-type="float">
            <text:p>60138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Navarro</text:p>
          </table:table-cell>
          <table:table-cell office:value-type="date" office:date-value="1980-09-13" calcext:value-type="date">
            <text:p>1980-09-13</text:p>
          </table:table-cell>
          <table:table-cell office:value-type="string" calcext:value-type="string">
            <text:p>HR Specialist</text:p>
          </table:table-cell>
          <table:table-cell office:value-type="date" office:date-value="2009-01-15" calcext:value-type="date">
            <text:p>2009-01-15</text:p>
          </table:table-cell>
          <table:table-cell office:value-type="float" office:value="48632" calcext:value-type="float">
            <text:p>48632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Smith</text:p>
          </table:table-cell>
          <table:table-cell office:value-type="date" office:date-value="1977-07-03" calcext:value-type="date">
            <text:p>1977-07-03</text:p>
          </table:table-cell>
          <table:table-cell office:value-type="string" calcext:value-type="string">
            <text:p>Data Analyst</text:p>
          </table:table-cell>
          <table:table-cell office:value-type="date" office:date-value="2014-01-14" calcext:value-type="date">
            <text:p>2014-01-14</text:p>
          </table:table-cell>
          <table:table-cell office:value-type="float" office:value="51878" calcext:value-type="float">
            <text:p>51878</text:p>
          </table:table-cell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Duffy</text:p>
          </table:table-cell>
          <table:table-cell office:value-type="date" office:date-value="1994-06-04" calcext:value-type="date">
            <text:p>1994-06-04</text:p>
          </table:table-cell>
          <table:table-cell office:value-type="string" calcext:value-type="string">
            <text:p>Data Analys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54649" calcext:value-type="float">
            <text:p>54649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string" calcext:value-type="string">
            <text:p>Alexander</text:p>
          </table:table-cell>
          <table:table-cell office:value-type="date" office:date-value="1972-10-15" calcext:value-type="date">
            <text:p>1972-10-15</text:p>
          </table:table-cell>
          <table:table-cell office:value-type="string" calcext:value-type="string">
            <text:p>Developer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50461" calcext:value-type="float">
            <text:p>50461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astillo</text:p>
          </table:table-cell>
          <table:table-cell office:value-type="date" office:date-value="1981-06-13" calcext:value-type="date">
            <text:p>1981-06-13</text:p>
          </table:table-cell>
          <table:table-cell office:value-type="string" calcext:value-type="string">
            <text:p>Developer</text:p>
          </table:table-cell>
          <table:table-cell office:value-type="date" office:date-value="2016-07-23" calcext:value-type="date">
            <text:p>2016-07-23</text:p>
          </table:table-cell>
          <table:table-cell office:value-type="float" office:value="48851" calcext:value-type="float">
            <text:p>48851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Gallagher</text:p>
          </table:table-cell>
          <table:table-cell office:value-type="date" office:date-value="1994-06-12" calcext:value-type="date">
            <text:p>1994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4-07-01" calcext:value-type="date">
            <text:p>2014-07-01</text:p>
          </table:table-cell>
          <table:table-cell office:value-type="float" office:value="65791" calcext:value-type="float">
            <text:p>65791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Fitzpatrick</text:p>
          </table:table-cell>
          <table:table-cell office:value-type="date" office:date-value="1998-04-09" calcext:value-type="date">
            <text:p>1998-04-09</text:p>
          </table:table-cell>
          <table:table-cell office:value-type="string" calcext:value-type="string">
            <text:p>Developer</text:p>
          </table:table-cell>
          <table:table-cell office:value-type="date" office:date-value="2021-08-15" calcext:value-type="date">
            <text:p>2021-08-15</text:p>
          </table:table-cell>
          <table:table-cell office:value-type="float" office:value="62647" calcext:value-type="float">
            <text:p>6264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Keller</text:p>
          </table:table-cell>
          <table:table-cell office:value-type="date" office:date-value="1981-01-28" calcext:value-type="date">
            <text:p>1981-01-28</text:p>
          </table:table-cell>
          <table:table-cell office:value-type="string" calcext:value-type="string">
            <text:p>Designer</text:p>
          </table:table-cell>
          <table:table-cell office:value-type="date" office:date-value="2010-02-20" calcext:value-type="date">
            <text:p>2010-02-20</text:p>
          </table:table-cell>
          <table:table-cell office:value-type="float" office:value="52194" calcext:value-type="float">
            <text:p>52194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Adams</text:p>
          </table:table-cell>
          <table:table-cell office:value-type="date" office:date-value="2002-12-25" calcext:value-type="date">
            <text:p>2002-12-25</text:p>
          </table:table-cell>
          <table:table-cell office:value-type="string" calcext:value-type="string">
            <text:p>Data Analyst</text:p>
          </table:table-cell>
          <table:table-cell office:value-type="date" office:date-value="2006-02-05" calcext:value-type="date">
            <text:p>2006-02-05</text:p>
          </table:table-cell>
          <table:table-cell office:value-type="float" office:value="64292" calcext:value-type="float">
            <text:p>64292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Chavez</text:p>
          </table:table-cell>
          <table:table-cell office:value-type="date" office:date-value="2000-11-14" calcext:value-type="date">
            <text:p>2000-11-14</text:p>
          </table:table-cell>
          <table:table-cell office:value-type="string" calcext:value-type="string">
            <text:p>QA Engineer</text:p>
          </table:table-cell>
          <table:table-cell office:value-type="date" office:date-value="2011-02-18" calcext:value-type="date">
            <text:p>2011-02-18</text:p>
          </table:table-cell>
          <table:table-cell office:value-type="float" office:value="45141" calcext:value-type="float">
            <text:p>45141</text:p>
          </table:table-cell>
        </table:table-row>
        <table:table-row table:style-name="ro1">
          <table:table-cell office:value-type="string" calcext:value-type="string">
            <text:p>Alisha</text:p>
          </table:table-cell>
          <table:table-cell office:value-type="string" calcext:value-type="string">
            <text:p>Becker</text:p>
          </table:table-cell>
          <table:table-cell office:value-type="date" office:date-value="1969-03-12" calcext:value-type="date">
            <text:p>1969-03-12</text:p>
          </table:table-cell>
          <table:table-cell office:value-type="string" calcext:value-type="string">
            <text:p>SysAdmin</text:p>
          </table:table-cell>
          <table:table-cell office:value-type="date" office:date-value="2010-09-24" calcext:value-type="date">
            <text:p>2010-09-24</text:p>
          </table:table-cell>
          <table:table-cell office:value-type="float" office:value="69243" calcext:value-type="float">
            <text:p>69243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Lindsey</text:p>
          </table:table-cell>
          <table:table-cell office:value-type="date" office:date-value="1986-06-07" calcext:value-type="date">
            <text:p>1986-06-07</text:p>
          </table:table-cell>
          <table:table-cell office:value-type="string" calcext:value-type="string">
            <text:p>Product Owner</text:p>
          </table:table-cell>
          <table:table-cell office:value-type="date" office:date-value="2005-09-20" calcext:value-type="date">
            <text:p>2005-09-20</text:p>
          </table:table-cell>
          <table:table-cell office:value-type="float" office:value="85568" calcext:value-type="float">
            <text:p>85568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Thomas</text:p>
          </table:table-cell>
          <table:table-cell office:value-type="date" office:date-value="1986-07-31" calcext:value-type="date">
            <text:p>1986-07-31</text:p>
          </table:table-cell>
          <table:table-cell office:value-type="string" calcext:value-type="string">
            <text:p>Developer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70058" calcext:value-type="float">
            <text:p>70058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mith</text:p>
          </table:table-cell>
          <table:table-cell office:value-type="date" office:date-value="1997-04-21" calcext:value-type="date">
            <text:p>1997-04-21</text:p>
          </table:table-cell>
          <table:table-cell office:value-type="string" calcext:value-type="string">
            <text:p>Product Owner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68952" calcext:value-type="float">
            <text:p>6895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Pratt</text:p>
          </table:table-cell>
          <table:table-cell office:value-type="date" office:date-value="1974-11-12" calcext:value-type="date">
            <text:p>1974-11-12</text:p>
          </table:table-cell>
          <table:table-cell office:value-type="string" calcext:value-type="string">
            <text:p>Data Analyst</text:p>
          </table:table-cell>
          <table:table-cell office:value-type="date" office:date-value="2012-11-08" calcext:value-type="date">
            <text:p>2012-11-08</text:p>
          </table:table-cell>
          <table:table-cell office:value-type="float" office:value="54078" calcext:value-type="float">
            <text:p>54078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Payne</text:p>
          </table:table-cell>
          <table:table-cell office:value-type="date" office:date-value="1974-04-21" calcext:value-type="date">
            <text:p>1974-04-21</text:p>
          </table:table-cell>
          <table:table-cell office:value-type="string" calcext:value-type="string">
            <text:p>Project Manager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79672" calcext:value-type="float">
            <text:p>79672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Adams</text:p>
          </table:table-cell>
          <table:table-cell office:value-type="date" office:date-value="1985-12-04" calcext:value-type="date">
            <text:p>1985-12-04</text:p>
          </table:table-cell>
          <table:table-cell office:value-type="string" calcext:value-type="string">
            <text:p>Project Manager</text:p>
          </table:table-cell>
          <table:table-cell office:value-type="date" office:date-value="2019-03-30" calcext:value-type="date">
            <text:p>2019-03-30</text:p>
          </table:table-cell>
          <table:table-cell office:value-type="float" office:value="67800" calcext:value-type="float">
            <text:p>67800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Perez</text:p>
          </table:table-cell>
          <table:table-cell office:value-type="date" office:date-value="1975-08-15" calcext:value-type="date">
            <text:p>1975-08-15</text:p>
          </table:table-cell>
          <table:table-cell office:value-type="string" calcext:value-type="string">
            <text:p>Project Manager</text:p>
          </table:table-cell>
          <table:table-cell office:value-type="date" office:date-value="2007-05-17" calcext:value-type="date">
            <text:p>2007-05-17</text:p>
          </table:table-cell>
          <table:table-cell office:value-type="float" office:value="67333" calcext:value-type="float">
            <text:p>6733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Bryant</text:p>
          </table:table-cell>
          <table:table-cell office:value-type="date" office:date-value="1965-12-12" calcext:value-type="date">
            <text:p>1965-12-12</text:p>
          </table:table-cell>
          <table:table-cell office:value-type="string" calcext:value-type="string">
            <text:p>Developer</text:p>
          </table:table-cell>
          <table:table-cell office:value-type="date" office:date-value="2009-07-24" calcext:value-type="date">
            <text:p>2009-07-24</text:p>
          </table:table-cell>
          <table:table-cell office:value-type="float" office:value="64215" calcext:value-type="float">
            <text:p>64215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Walker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QA Engineer</text:p>
          </table:table-cell>
          <table:table-cell office:value-type="date" office:date-value="2015-05-03" calcext:value-type="date">
            <text:p>2015-05-03</text:p>
          </table:table-cell>
          <table:table-cell office:value-type="float" office:value="42381" calcext:value-type="float">
            <text:p>42381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Gonzalez</text:p>
          </table:table-cell>
          <table:table-cell office:value-type="date" office:date-value="1981-06-06" calcext:value-type="date">
            <text:p>1981-06-06</text:p>
          </table:table-cell>
          <table:table-cell office:value-type="string" calcext:value-type="string">
            <text:p>Product Owner</text:p>
          </table:table-cell>
          <table:table-cell office:value-type="date" office:date-value="2009-11-26" calcext:value-type="date">
            <text:p>2009-11-26</text:p>
          </table:table-cell>
          <table:table-cell office:value-type="float" office:value="81095" calcext:value-type="float">
            <text:p>81095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Davis</text:p>
          </table:table-cell>
          <table:table-cell office:value-type="date" office:date-value="1974-04-01" calcext:value-type="date">
            <text:p>1974-04-01</text:p>
          </table:table-cell>
          <table:table-cell office:value-type="string" calcext:value-type="string">
            <text:p>SysAdmin</text:p>
          </table:table-cell>
          <table:table-cell office:value-type="date" office:date-value="2014-01-13" calcext:value-type="date">
            <text:p>2014-01-13</text:p>
          </table:table-cell>
          <table:table-cell office:value-type="float" office:value="51338" calcext:value-type="float">
            <text:p>51338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Tucker</text:p>
          </table:table-cell>
          <table:table-cell office:value-type="date" office:date-value="1987-03-10" calcext:value-type="date">
            <text:p>1987-03-10</text:p>
          </table:table-cell>
          <table:table-cell office:value-type="string" calcext:value-type="string">
            <text:p>Product Owner</text:p>
          </table:table-cell>
          <table:table-cell office:value-type="date" office:date-value="2008-01-02" calcext:value-type="date">
            <text:p>2008-01-02</text:p>
          </table:table-cell>
          <table:table-cell office:value-type="float" office:value="78724" calcext:value-type="float">
            <text:p>78724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Scott</text:p>
          </table:table-cell>
          <table:table-cell office:value-type="date" office:date-value="1972-01-07" calcext:value-type="date">
            <text:p>1972-01-07</text:p>
          </table:table-cell>
          <table:table-cell office:value-type="string" calcext:value-type="string">
            <text:p>Developer</text:p>
          </table:table-cell>
          <table:table-cell office:value-type="date" office:date-value="2022-07-31" calcext:value-type="date">
            <text:p>2022-07-31</text:p>
          </table:table-cell>
          <table:table-cell office:value-type="float" office:value="78908" calcext:value-type="float">
            <text:p>7890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Jacobs</text:p>
          </table:table-cell>
          <table:table-cell office:value-type="date" office:date-value="1995-01-28" calcext:value-type="date">
            <text:p>1995-01-28</text:p>
          </table:table-cell>
          <table:table-cell office:value-type="string" calcext:value-type="string">
            <text:p>Project Manager</text:p>
          </table:table-cell>
          <table:table-cell office:value-type="date" office:date-value="2006-11-19" calcext:value-type="date">
            <text:p>2006-11-19</text:p>
          </table:table-cell>
          <table:table-cell office:value-type="float" office:value="77980" calcext:value-type="float">
            <text:p>77980</text:p>
          </table:table-cell>
        </table:table-row>
        <table:table-row table:style-name="ro1">
          <table:table-cell office:value-type="string" calcext:value-type="string">
            <text:p>Rodney</text:p>
          </table:table-cell>
          <table:table-cell office:value-type="string" calcext:value-type="string">
            <text:p>Mcdowell</text:p>
          </table:table-cell>
          <table:table-cell office:value-type="date" office:date-value="1976-06-14" calcext:value-type="date">
            <text:p>1976-06-14</text:p>
          </table:table-cell>
          <table:table-cell office:value-type="string" calcext:value-type="string">
            <text:p>Data Analyst</text:p>
          </table:table-cell>
          <table:table-cell office:value-type="date" office:date-value="2010-10-14" calcext:value-type="date">
            <text:p>2010-10-14</text:p>
          </table:table-cell>
          <table:table-cell office:value-type="float" office:value="70761" calcext:value-type="float">
            <text:p>70761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Keller</text:p>
          </table:table-cell>
          <table:table-cell office:value-type="date" office:date-value="1992-02-10" calcext:value-type="date">
            <text:p>1992-02-10</text:p>
          </table:table-cell>
          <table:table-cell office:value-type="string" calcext:value-type="string">
            <text:p>Designer</text:p>
          </table:table-cell>
          <table:table-cell office:value-type="date" office:date-value="2016-04-11" calcext:value-type="date">
            <text:p>2016-04-11</text:p>
          </table:table-cell>
          <table:table-cell office:value-type="float" office:value="50116" calcext:value-type="float">
            <text:p>50116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Evans</text:p>
          </table:table-cell>
          <table:table-cell office:value-type="date" office:date-value="1968-10-12" calcext:value-type="date">
            <text:p>1968-10-12</text:p>
          </table:table-cell>
          <table:table-cell office:value-type="string" calcext:value-type="string">
            <text:p>Product Owner</text:p>
          </table:table-cell>
          <table:table-cell office:value-type="date" office:date-value="2013-01-11" calcext:value-type="date">
            <text:p>2013-01-11</text:p>
          </table:table-cell>
          <table:table-cell office:value-type="float" office:value="73635" calcext:value-type="float">
            <text:p>73635</text:p>
          </table:table-cell>
        </table:table-row>
        <table:table-row table:style-name="ro1">
          <table:table-cell office:value-type="string" calcext:value-type="string">
            <text:p>Brittney</text:p>
          </table:table-cell>
          <table:table-cell office:value-type="string" calcext:value-type="string">
            <text:p>Bullock</text:p>
          </table:table-cell>
          <table:table-cell office:value-type="date" office:date-value="1979-07-19" calcext:value-type="date">
            <text:p>1979-07-19</text:p>
          </table:table-cell>
          <table:table-cell office:value-type="string" calcext:value-type="string">
            <text:p>Designer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58706" calcext:value-type="float">
            <text:p>5870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rter</text:p>
          </table:table-cell>
          <table:table-cell office:value-type="date" office:date-value="1975-08-24" calcext:value-type="date">
            <text:p>1975-08-24</text:p>
          </table:table-cell>
          <table:table-cell office:value-type="string" calcext:value-type="string">
            <text:p>Designer</text:p>
          </table:table-cell>
          <table:table-cell office:value-type="date" office:date-value="2012-01-19" calcext:value-type="date">
            <text:p>2012-01-19</text:p>
          </table:table-cell>
          <table:table-cell office:value-type="float" office:value="43007" calcext:value-type="float">
            <text:p>43007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Hale</text:p>
          </table:table-cell>
          <table:table-cell office:value-type="date" office:date-value="1993-03-05" calcext:value-type="date">
            <text:p>1993-03-05</text:p>
          </table:table-cell>
          <table:table-cell office:value-type="string" calcext:value-type="string">
            <text:p>HR Specialist</text:p>
          </table:table-cell>
          <table:table-cell office:value-type="date" office:date-value="2020-10-05" calcext:value-type="date">
            <text:p>2020-10-05</text:p>
          </table:table-cell>
          <table:table-cell office:value-type="float" office:value="54535" calcext:value-type="float">
            <text:p>54535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Smith</text:p>
          </table:table-cell>
          <table:table-cell office:value-type="date" office:date-value="1997-07-09" calcext:value-type="date">
            <text:p>1997-07-09</text:p>
          </table:table-cell>
          <table:table-cell office:value-type="string" calcext:value-type="string">
            <text:p>Project Manager</text:p>
          </table:table-cell>
          <table:table-cell office:value-type="date" office:date-value="2020-12-15" calcext:value-type="date">
            <text:p>2020-12-15</text:p>
          </table:table-cell>
          <table:table-cell office:value-type="float" office:value="72040" calcext:value-type="float">
            <text:p>72040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Johnson</text:p>
          </table:table-cell>
          <table:table-cell office:value-type="date" office:date-value="1966-09-21" calcext:value-type="date">
            <text:p>1966-09-21</text:p>
          </table:table-cell>
          <table:table-cell office:value-type="string" calcext:value-type="string">
            <text:p>Data Analyst</text:p>
          </table:table-cell>
          <table:table-cell office:value-type="date" office:date-value="2019-11-11" calcext:value-type="date">
            <text:p>2019-11-11</text:p>
          </table:table-cell>
          <table:table-cell office:value-type="float" office:value="61674" calcext:value-type="float">
            <text:p>61674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ing</text:p>
          </table:table-cell>
          <table:table-cell office:value-type="date" office:date-value="2001-07-28" calcext:value-type="date">
            <text:p>2001-07-28</text:p>
          </table:table-cell>
          <table:table-cell office:value-type="string" calcext:value-type="string">
            <text:p>Product Owner</text:p>
          </table:table-cell>
          <table:table-cell office:value-type="date" office:date-value="2012-07-26" calcext:value-type="date">
            <text:p>2012-07-26</text:p>
          </table:table-cell>
          <table:table-cell office:value-type="float" office:value="66890" calcext:value-type="float">
            <text:p>66890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Davis</text:p>
          </table:table-cell>
          <table:table-cell office:value-type="date" office:date-value="1979-05-25" calcext:value-type="date">
            <text:p>1979-05-25</text:p>
          </table:table-cell>
          <table:table-cell office:value-type="string" calcext:value-type="string">
            <text:p>SysAdmin</text:p>
          </table:table-cell>
          <table:table-cell office:value-type="date" office:date-value="2012-05-19" calcext:value-type="date">
            <text:p>2012-05-19</text:p>
          </table:table-cell>
          <table:table-cell office:value-type="float" office:value="74662" calcext:value-type="float">
            <text:p>74662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Duncan</text:p>
          </table:table-cell>
          <table:table-cell office:value-type="date" office:date-value="1995-09-22" calcext:value-type="date">
            <text:p>1995-09-22</text:p>
          </table:table-cell>
          <table:table-cell office:value-type="string" calcext:value-type="string">
            <text:p>SysAdmin</text:p>
          </table:table-cell>
          <table:table-cell office:value-type="date" office:date-value="2009-03-15" calcext:value-type="date">
            <text:p>2009-03-15</text:p>
          </table:table-cell>
          <table:table-cell office:value-type="float" office:value="55409" calcext:value-type="float">
            <text:p>55409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Tate</text:p>
          </table:table-cell>
          <table:table-cell office:value-type="date" office:date-value="2000-06-08" calcext:value-type="date">
            <text:p>2000-06-08</text:p>
          </table:table-cell>
          <table:table-cell office:value-type="string" calcext:value-type="string">
            <text:p>HR Specialist</text:p>
          </table:table-cell>
          <table:table-cell office:value-type="date" office:date-value="2012-05-24" calcext:value-type="date">
            <text:p>2012-05-24</text:p>
          </table:table-cell>
          <table:table-cell office:value-type="float" office:value="38953" calcext:value-type="float">
            <text:p>38953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Case</text:p>
          </table:table-cell>
          <table:table-cell office:value-type="date" office:date-value="1967-08-29" calcext:value-type="date">
            <text:p>1967-08-29</text:p>
          </table:table-cell>
          <table:table-cell office:value-type="string" calcext:value-type="string">
            <text:p>Product Owner</text:p>
          </table:table-cell>
          <table:table-cell office:value-type="date" office:date-value="2008-02-15" calcext:value-type="date">
            <text:p>2008-02-15</text:p>
          </table:table-cell>
          <table:table-cell office:value-type="float" office:value="84696" calcext:value-type="float">
            <text:p>84696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Stewart</text:p>
          </table:table-cell>
          <table:table-cell office:value-type="date" office:date-value="2001-06-26" calcext:value-type="date">
            <text:p>2001-06-26</text:p>
          </table:table-cell>
          <table:table-cell office:value-type="string" calcext:value-type="string">
            <text:p>Data Analyst</text:p>
          </table:table-cell>
          <table:table-cell office:value-type="date" office:date-value="2013-08-01" calcext:value-type="date">
            <text:p>2013-08-01</text:p>
          </table:table-cell>
          <table:table-cell office:value-type="float" office:value="51774" calcext:value-type="float">
            <text:p>51774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Wilkins</text:p>
          </table:table-cell>
          <table:table-cell office:value-type="date" office:date-value="1990-03-27" calcext:value-type="date">
            <text:p>1990-03-27</text:p>
          </table:table-cell>
          <table:table-cell office:value-type="string" calcext:value-type="string">
            <text:p>Product Owner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80758" calcext:value-type="float">
            <text:p>80758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Nunez</text:p>
          </table:table-cell>
          <table:table-cell office:value-type="date" office:date-value="1969-12-31" calcext:value-type="date">
            <text:p>1969-12-31</text:p>
          </table:table-cell>
          <table:table-cell office:value-type="string" calcext:value-type="string">
            <text:p>SysAdmin</text:p>
          </table:table-cell>
          <table:table-cell office:value-type="date" office:date-value="2014-07-26" calcext:value-type="date">
            <text:p>2014-07-26</text:p>
          </table:table-cell>
          <table:table-cell office:value-type="float" office:value="65782" calcext:value-type="float">
            <text:p>65782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Ho</text:p>
          </table:table-cell>
          <table:table-cell office:value-type="date" office:date-value="1964-09-24" calcext:value-type="date">
            <text:p>1964-09-24</text:p>
          </table:table-cell>
          <table:table-cell office:value-type="string" calcext:value-type="string">
            <text:p>QA Engineer</text:p>
          </table:table-cell>
          <table:table-cell office:value-type="date" office:date-value="2016-12-02" calcext:value-type="date">
            <text:p>2016-12-02</text:p>
          </table:table-cell>
          <table:table-cell office:value-type="float" office:value="47363" calcext:value-type="float">
            <text:p>47363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Morales</text:p>
          </table:table-cell>
          <table:table-cell office:value-type="date" office:date-value="1991-01-02" calcext:value-type="date">
            <text:p>1991-01-02</text:p>
          </table:table-cell>
          <table:table-cell office:value-type="string" calcext:value-type="string">
            <text:p>Data Analyst</text:p>
          </table:table-cell>
          <table:table-cell office:value-type="date" office:date-value="2011-02-04" calcext:value-type="date">
            <text:p>2011-02-04</text:p>
          </table:table-cell>
          <table:table-cell office:value-type="float" office:value="67778" calcext:value-type="float">
            <text:p>67778</text:p>
          </table:table-cell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Gill</text:p>
          </table:table-cell>
          <table:table-cell office:value-type="date" office:date-value="1967-09-02" calcext:value-type="date">
            <text:p>1967-09-02</text:p>
          </table:table-cell>
          <table:table-cell office:value-type="string" calcext:value-type="string">
            <text:p>Developer</text:p>
          </table:table-cell>
          <table:table-cell office:value-type="date" office:date-value="2014-04-21" calcext:value-type="date">
            <text:p>2014-04-21</text:p>
          </table:table-cell>
          <table:table-cell office:value-type="float" office:value="61805" calcext:value-type="float">
            <text:p>61805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imon</text:p>
          </table:table-cell>
          <table:table-cell office:value-type="date" office:date-value="1967-02-16" calcext:value-type="date">
            <text:p>1967-02-16</text:p>
          </table:table-cell>
          <table:table-cell office:value-type="string" calcext:value-type="string">
            <text:p>Developer</text:p>
          </table:table-cell>
          <table:table-cell office:value-type="date" office:date-value="2008-03-24" calcext:value-type="date">
            <text:p>2008-03-24</text:p>
          </table:table-cell>
          <table:table-cell office:value-type="float" office:value="53465" calcext:value-type="float">
            <text:p>53465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Haynes</text:p>
          </table:table-cell>
          <table:table-cell office:value-type="date" office:date-value="1986-01-03" calcext:value-type="date">
            <text:p>1986-01-03</text:p>
          </table:table-cell>
          <table:table-cell office:value-type="string" calcext:value-type="string">
            <text:p>HR Specialist</text:p>
          </table:table-cell>
          <table:table-cell office:value-type="date" office:date-value="2014-08-09" calcext:value-type="date">
            <text:p>2014-08-09</text:p>
          </table:table-cell>
          <table:table-cell office:value-type="float" office:value="53949" calcext:value-type="float">
            <text:p>53949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ammond</text:p>
          </table:table-cell>
          <table:table-cell office:value-type="date" office:date-value="1982-09-14" calcext:value-type="date">
            <text:p>1982-09-14</text:p>
          </table:table-cell>
          <table:table-cell office:value-type="string" calcext:value-type="string">
            <text:p>Developer</text:p>
          </table:table-cell>
          <table:table-cell office:value-type="date" office:date-value="2005-05-28" calcext:value-type="date">
            <text:p>2005-05-28</text:p>
          </table:table-cell>
          <table:table-cell office:value-type="float" office:value="77566" calcext:value-type="float">
            <text:p>77566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Williams</text:p>
          </table:table-cell>
          <table:table-cell office:value-type="date" office:date-value="1988-09-08" calcext:value-type="date">
            <text:p>1988-09-08</text:p>
          </table:table-cell>
          <table:table-cell office:value-type="string" calcext:value-type="string">
            <text:p>Product Owner</text:p>
          </table:table-cell>
          <table:table-cell office:value-type="date" office:date-value="2015-09-04" calcext:value-type="date">
            <text:p>2015-09-04</text:p>
          </table:table-cell>
          <table:table-cell office:value-type="float" office:value="91848" calcext:value-type="float">
            <text:p>91848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owers</text:p>
          </table:table-cell>
          <table:table-cell office:value-type="date" office:date-value="1972-02-01" calcext:value-type="date">
            <text:p>1972-02-01</text:p>
          </table:table-cell>
          <table:table-cell office:value-type="string" calcext:value-type="string">
            <text:p>HR Specialist</text:p>
          </table:table-cell>
          <table:table-cell office:value-type="date" office:date-value="2016-11-16" calcext:value-type="date">
            <text:p>2016-11-16</text:p>
          </table:table-cell>
          <table:table-cell office:value-type="float" office:value="39312" calcext:value-type="float">
            <text:p>39312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Hunt</text:p>
          </table:table-cell>
          <table:table-cell office:value-type="date" office:date-value="1993-05-07" calcext:value-type="date">
            <text:p>1993-05-07</text:p>
          </table:table-cell>
          <table:table-cell office:value-type="string" calcext:value-type="string">
            <text:p>SysAdmin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70172" calcext:value-type="float">
            <text:p>7017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atson</text:p>
          </table:table-cell>
          <table:table-cell office:value-type="date" office:date-value="1985-05-09" calcext:value-type="date">
            <text:p>1985-05-09</text:p>
          </table:table-cell>
          <table:table-cell office:value-type="string" calcext:value-type="string">
            <text:p>Designer</text:p>
          </table:table-cell>
          <table:table-cell office:value-type="date" office:date-value="2008-10-02" calcext:value-type="date">
            <text:p>2008-10-02</text:p>
          </table:table-cell>
          <table:table-cell office:value-type="float" office:value="59084" calcext:value-type="float">
            <text:p>59084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Walker</text:p>
          </table:table-cell>
          <table:table-cell office:value-type="date" office:date-value="1967-09-26" calcext:value-type="date">
            <text:p>1967-09-26</text:p>
          </table:table-cell>
          <table:table-cell office:value-type="string" calcext:value-type="string">
            <text:p>QA Engineer</text:p>
          </table:table-cell>
          <table:table-cell office:value-type="date" office:date-value="2019-10-02" calcext:value-type="date">
            <text:p>2019-10-02</text:p>
          </table:table-cell>
          <table:table-cell office:value-type="float" office:value="48364" calcext:value-type="float">
            <text:p>48364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Castillo</text:p>
          </table:table-cell>
          <table:table-cell office:value-type="date" office:date-value="1974-12-26" calcext:value-type="date">
            <text:p>1974-12-26</text:p>
          </table:table-cell>
          <table:table-cell office:value-type="string" calcext:value-type="string">
            <text:p>QA Engineer</text:p>
          </table:table-cell>
          <table:table-cell office:value-type="date" office:date-value="2007-03-30" calcext:value-type="date">
            <text:p>2007-03-30</text:p>
          </table:table-cell>
          <table:table-cell office:value-type="float" office:value="59627" calcext:value-type="float">
            <text:p>59627</text:p>
          </table:table-cell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Gutierrez</text:p>
          </table:table-cell>
          <table:table-cell office:value-type="date" office:date-value="2001-05-24" calcext:value-type="date">
            <text:p>2001-05-24</text:p>
          </table:table-cell>
          <table:table-cell office:value-type="string" calcext:value-type="string">
            <text:p>Designer</text:p>
          </table:table-cell>
          <table:table-cell office:value-type="date" office:date-value="2017-12-14" calcext:value-type="date">
            <text:p>2017-12-14</text:p>
          </table:table-cell>
          <table:table-cell office:value-type="float" office:value="45841" calcext:value-type="float">
            <text:p>45841</text:p>
          </table:table-cell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Morgan</text:p>
          </table:table-cell>
          <table:table-cell office:value-type="date" office:date-value="1967-01-31" calcext:value-type="date">
            <text:p>1967-01-31</text:p>
          </table:table-cell>
          <table:table-cell office:value-type="string" calcext:value-type="string">
            <text:p>Data Analyst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50551" calcext:value-type="float">
            <text:p>50551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Riley</text:p>
          </table:table-cell>
          <table:table-cell office:value-type="date" office:date-value="1964-12-24" calcext:value-type="date">
            <text:p>1964-12-24</text:p>
          </table:table-cell>
          <table:table-cell office:value-type="string" calcext:value-type="string">
            <text:p>SysAdmin</text:p>
          </table:table-cell>
          <table:table-cell office:value-type="date" office:date-value="2007-03-03" calcext:value-type="date">
            <text:p>2007-03-03</text:p>
          </table:table-cell>
          <table:table-cell office:value-type="float" office:value="64913" calcext:value-type="float">
            <text:p>64913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Morris</text:p>
          </table:table-cell>
          <table:table-cell office:value-type="date" office:date-value="1993-06-16" calcext:value-type="date">
            <text:p>1993-06-16</text:p>
          </table:table-cell>
          <table:table-cell office:value-type="string" calcext:value-type="string">
            <text:p>Product Owner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66709" calcext:value-type="float">
            <text:p>66709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Jackson</text:p>
          </table:table-cell>
          <table:table-cell office:value-type="date" office:date-value="1980-02-04" calcext:value-type="date">
            <text:p>1980-02-04</text:p>
          </table:table-cell>
          <table:table-cell office:value-type="string" calcext:value-type="string">
            <text:p>SysAdmin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72602" calcext:value-type="float">
            <text:p>72602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Wilson</text:p>
          </table:table-cell>
          <table:table-cell office:value-type="date" office:date-value="1977-09-28" calcext:value-type="date">
            <text:p>1977-09-28</text:p>
          </table:table-cell>
          <table:table-cell office:value-type="string" calcext:value-type="string">
            <text:p>Product Owner</text:p>
          </table:table-cell>
          <table:table-cell office:value-type="date" office:date-value="2017-12-06" calcext:value-type="date">
            <text:p>2017-12-06</text:p>
          </table:table-cell>
          <table:table-cell office:value-type="float" office:value="94099" calcext:value-type="float">
            <text:p>94099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Lynch</text:p>
          </table:table-cell>
          <table:table-cell office:value-type="date" office:date-value="1971-06-22" calcext:value-type="date">
            <text:p>1971-06-22</text:p>
          </table:table-cell>
          <table:table-cell office:value-type="string" calcext:value-type="string">
            <text:p>Developer</text:p>
          </table:table-cell>
          <table:table-cell office:value-type="date" office:date-value="2014-07-12" calcext:value-type="date">
            <text:p>2014-07-12</text:p>
          </table:table-cell>
          <table:table-cell office:value-type="float" office:value="62809" calcext:value-type="float">
            <text:p>62809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Carter</text:p>
          </table:table-cell>
          <table:table-cell office:value-type="date" office:date-value="1981-04-14" calcext:value-type="date">
            <text:p>1981-04-14</text:p>
          </table:table-cell>
          <table:table-cell office:value-type="string" calcext:value-type="string">
            <text:p>Project Manager</text:p>
          </table:table-cell>
          <table:table-cell office:value-type="date" office:date-value="2014-12-10" calcext:value-type="date">
            <text:p>2014-12-10</text:p>
          </table:table-cell>
          <table:table-cell office:value-type="float" office:value="78904" calcext:value-type="float">
            <text:p>78904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tark</text:p>
          </table:table-cell>
          <table:table-cell office:value-type="date" office:date-value="1994-07-26" calcext:value-type="date">
            <text:p>1994-07-26</text:p>
          </table:table-cell>
          <table:table-cell office:value-type="string" calcext:value-type="string">
            <text:p>Developer</text:p>
          </table:table-cell>
          <table:table-cell office:value-type="date" office:date-value="2014-09-22" calcext:value-type="date">
            <text:p>2014-09-22</text:p>
          </table:table-cell>
          <table:table-cell office:value-type="float" office:value="66279" calcext:value-type="float">
            <text:p>66279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Aguirre</text:p>
          </table:table-cell>
          <table:table-cell office:value-type="date" office:date-value="1989-01-29" calcext:value-type="date">
            <text:p>1989-01-29</text:p>
          </table:table-cell>
          <table:table-cell office:value-type="string" calcext:value-type="string">
            <text:p>QA Engineer</text:p>
          </table:table-cell>
          <table:table-cell office:value-type="date" office:date-value="2021-11-10" calcext:value-type="date">
            <text:p>2021-11-10</text:p>
          </table:table-cell>
          <table:table-cell office:value-type="float" office:value="47788" calcext:value-type="float">
            <text:p>47788</text:p>
          </table:table-cell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Strickland</text:p>
          </table:table-cell>
          <table:table-cell office:value-type="date" office:date-value="2002-03-09" calcext:value-type="date">
            <text:p>2002-03-09</text:p>
          </table:table-cell>
          <table:table-cell office:value-type="string" calcext:value-type="string">
            <text:p>QA Engineer</text:p>
          </table:table-cell>
          <table:table-cell office:value-type="date" office:date-value="2011-11-18" calcext:value-type="date">
            <text:p>2011-11-18</text:p>
          </table:table-cell>
          <table:table-cell office:value-type="float" office:value="62075" calcext:value-type="float">
            <text:p>62075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Hudson</text:p>
          </table:table-cell>
          <table:table-cell office:value-type="date" office:date-value="1993-07-23" calcext:value-type="date">
            <text:p>1993-07-23</text:p>
          </table:table-cell>
          <table:table-cell office:value-type="string" calcext:value-type="string">
            <text:p>SysAdmin</text:p>
          </table:table-cell>
          <table:table-cell office:value-type="date" office:date-value="2018-09-11" calcext:value-type="date">
            <text:p>2018-09-11</text:p>
          </table:table-cell>
          <table:table-cell office:value-type="float" office:value="62221" calcext:value-type="float">
            <text:p>6222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artin</text:p>
          </table:table-cell>
          <table:table-cell office:value-type="date" office:date-value="1968-03-17" calcext:value-type="date">
            <text:p>1968-03-17</text:p>
          </table:table-cell>
          <table:table-cell office:value-type="string" calcext:value-type="string">
            <text:p>HR Specialist</text:p>
          </table:table-cell>
          <table:table-cell office:value-type="date" office:date-value="2018-12-05" calcext:value-type="date">
            <text:p>2018-12-05</text:p>
          </table:table-cell>
          <table:table-cell office:value-type="float" office:value="48740" calcext:value-type="float">
            <text:p>48740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Hernandez</text:p>
          </table:table-cell>
          <table:table-cell office:value-type="date" office:date-value="1991-02-15" calcext:value-type="date">
            <text:p>1991-02-15</text:p>
          </table:table-cell>
          <table:table-cell office:value-type="string" calcext:value-type="string">
            <text:p>Developer</text:p>
          </table:table-cell>
          <table:table-cell office:value-type="date" office:date-value="2018-10-23" calcext:value-type="date">
            <text:p>2018-10-23</text:p>
          </table:table-cell>
          <table:table-cell office:value-type="float" office:value="55155" calcext:value-type="float">
            <text:p>55155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rennan</text:p>
          </table:table-cell>
          <table:table-cell office:value-type="date" office:date-value="1981-07-02" calcext:value-type="date">
            <text:p>1981-07-02</text:p>
          </table:table-cell>
          <table:table-cell office:value-type="string" calcext:value-type="string">
            <text:p>SysAdmin</text:p>
          </table:table-cell>
          <table:table-cell office:value-type="date" office:date-value="2011-12-10" calcext:value-type="date">
            <text:p>2011-12-10</text:p>
          </table:table-cell>
          <table:table-cell office:value-type="float" office:value="61230" calcext:value-type="float">
            <text:p>61230</text:p>
          </table:table-cell>
        </table:table-row>
      </table:table>
      <table:table table:name="ex0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Date of Hire</text:p>
          </table:table-cell>
          <table:table-cell office:value-type="string" calcext:value-type="string">
            <text:p>Annual Salar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Annual Seniority Bonus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Whitaker</text:p>
          </table:table-cell>
          <table:table-cell office:value-type="date" office:date-value="1997-04-03" calcext:value-type="date">
            <text:p>1997-04-03</text:p>
          </table:table-cell>
          <table:table-cell office:value-type="string" calcext:value-type="string">
            <text:p>Project Manager</text:p>
          </table:table-cell>
          <table:table-cell office:value-type="date" office:date-value="2023-05-25" calcext:value-type="date">
            <text:p>2023-05-25</text:p>
          </table:table-cell>
          <table:table-cell office:value-type="float" office:value="69160" calcext:value-type="float">
            <text:p>691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orah</text:p>
          </table:table-cell>
          <table:table-cell office:value-type="string" calcext:value-type="string">
            <text:p>Gonzales</text:p>
          </table:table-cell>
          <table:table-cell office:value-type="date" office:date-value="1979-08-03" calcext:value-type="date">
            <text:p>1979-08-03</text:p>
          </table:table-cell>
          <table:table-cell office:value-type="string" calcext:value-type="string">
            <text:p>Designer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54142" calcext:value-type="float">
            <text:p>5414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pencer</text:p>
          </table:table-cell>
          <table:table-cell office:value-type="date" office:date-value="1982-08-12" calcext:value-type="date">
            <text:p>1982-08-12</text:p>
          </table:table-cell>
          <table:table-cell office:value-type="string" calcext:value-type="string">
            <text:p>HR Specialist</text:p>
          </table:table-cell>
          <table:table-cell office:value-type="date" office:date-value="2006-10-18" calcext:value-type="date">
            <text:p>2006-10-18</text:p>
          </table:table-cell>
          <table:table-cell office:value-type="float" office:value="41167" calcext:value-type="float">
            <text:p>411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Nelson</text:p>
          </table:table-cell>
          <table:table-cell office:value-type="date" office:date-value="1967-10-07" calcext:value-type="date">
            <text:p>1967-10-07</text:p>
          </table:table-cell>
          <table:table-cell office:value-type="string" calcext:value-type="string">
            <text:p>HR Specialist</text:p>
          </table:table-cell>
          <table:table-cell office:value-type="date" office:date-value="2023-03-22" calcext:value-type="date">
            <text:p>2023-03-22</text:p>
          </table:table-cell>
          <table:table-cell office:value-type="float" office:value="55661" calcext:value-type="float">
            <text:p>5566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ne</text:p>
          </table:table-cell>
          <table:table-cell office:value-type="string" calcext:value-type="string">
            <text:p>Gillespie</text:p>
          </table:table-cell>
          <table:table-cell office:value-type="date" office:date-value="1984-11-26" calcext:value-type="date">
            <text:p>1984-11-26</text:p>
          </table:table-cell>
          <table:table-cell office:value-type="string" calcext:value-type="string">
            <text:p>SysAdmin</text:p>
          </table:table-cell>
          <table:table-cell office:value-type="date" office:date-value="2015-12-14" calcext:value-type="date">
            <text:p>2015-12-14</text:p>
          </table:table-cell>
          <table:table-cell office:value-type="float" office:value="65857" calcext:value-type="float">
            <text:p>6585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Ford</text:p>
          </table:table-cell>
          <table:table-cell office:value-type="date" office:date-value="1970-02-23" calcext:value-type="date">
            <text:p>1970-02-23</text:p>
          </table:table-cell>
          <table:table-cell office:value-type="string" calcext:value-type="string">
            <text:p>Developer</text:p>
          </table:table-cell>
          <table:table-cell office:value-type="date" office:date-value="2007-08-31" calcext:value-type="date">
            <text:p>2007-08-31</text:p>
          </table:table-cell>
          <table:table-cell office:value-type="float" office:value="60332" calcext:value-type="float">
            <text:p>6033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date" office:date-value="1988-08-05" calcext:value-type="date">
            <text:p>1988-08-05</text:p>
          </table:table-cell>
          <table:table-cell office:value-type="string" calcext:value-type="string">
            <text:p>Designer</text:p>
          </table:table-cell>
          <table:table-cell office:value-type="date" office:date-value="2023-08-13" calcext:value-type="date">
            <text:p>2023-08-13</text:p>
          </table:table-cell>
          <table:table-cell office:value-type="float" office:value="61688" calcext:value-type="float">
            <text:p>6168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Ochoa</text:p>
          </table:table-cell>
          <table:table-cell office:value-type="date" office:date-value="1973-06-12" calcext:value-type="date">
            <text:p>1973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8-11-14" calcext:value-type="date">
            <text:p>2018-11-14</text:p>
          </table:table-cell>
          <table:table-cell office:value-type="float" office:value="81442" calcext:value-type="float">
            <text:p>8144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Medina</text:p>
          </table:table-cell>
          <table:table-cell office:value-type="date" office:date-value="1994-02-25" calcext:value-type="date">
            <text:p>1994-02-25</text:p>
          </table:table-cell>
          <table:table-cell office:value-type="string" calcext:value-type="string">
            <text:p>QA Engineer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59198" calcext:value-type="float">
            <text:p>5919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Price</text:p>
          </table:table-cell>
          <table:table-cell office:value-type="date" office:date-value="1967-08-06" calcext:value-type="date">
            <text:p>1967-08-06</text:p>
          </table:table-cell>
          <table:table-cell office:value-type="string" calcext:value-type="string">
            <text:p>Data Analyst</text:p>
          </table:table-cell>
          <table:table-cell office:value-type="date" office:date-value="2007-09-11" calcext:value-type="date">
            <text:p>2007-09-11</text:p>
          </table:table-cell>
          <table:table-cell office:value-type="float" office:value="56155" calcext:value-type="float">
            <text:p>5615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Reeves</text:p>
          </table:table-cell>
          <table:table-cell office:value-type="date" office:date-value="1964-05-17" calcext:value-type="date">
            <text:p>1964-05-17</text:p>
          </table:table-cell>
          <table:table-cell office:value-type="string" calcext:value-type="string">
            <text:p>Data Analyst</text:p>
          </table:table-cell>
          <table:table-cell office:value-type="date" office:date-value="2019-01-06" calcext:value-type="date">
            <text:p>2019-01-06</text:p>
          </table:table-cell>
          <table:table-cell office:value-type="float" office:value="59664" calcext:value-type="float">
            <text:p>5966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avidson</text:p>
          </table:table-cell>
          <table:table-cell office:value-type="date" office:date-value="1972-12-04" calcext:value-type="date">
            <text:p>1972-12-04</text:p>
          </table:table-cell>
          <table:table-cell office:value-type="string" calcext:value-type="string">
            <text:p>Designer</text:p>
          </table:table-cell>
          <table:table-cell office:value-type="date" office:date-value="2008-07-04" calcext:value-type="date">
            <text:p>2008-07-04</text:p>
          </table:table-cell>
          <table:table-cell office:value-type="float" office:value="42372" calcext:value-type="float">
            <text:p>4237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Key</text:p>
          </table:table-cell>
          <table:table-cell office:value-type="date" office:date-value="1989-09-22" calcext:value-type="date">
            <text:p>1989-09-22</text:p>
          </table:table-cell>
          <table:table-cell office:value-type="string" calcext:value-type="string">
            <text:p>Developer</text:p>
          </table:table-cell>
          <table:table-cell office:value-type="date" office:date-value="2007-07-13" calcext:value-type="date">
            <text:p>2007-07-13</text:p>
          </table:table-cell>
          <table:table-cell office:value-type="float" office:value="74464" calcext:value-type="float">
            <text:p>7446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170" calcext:value-type="float">
            <text:p>11170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Young</text:p>
          </table:table-cell>
          <table:table-cell office:value-type="date" office:date-value="1972-09-21" calcext:value-type="date">
            <text:p>1972-09-21</text:p>
          </table:table-cell>
          <table:table-cell office:value-type="string" calcext:value-type="string">
            <text:p>Developer</text:p>
          </table:table-cell>
          <table:table-cell office:value-type="date" office:date-value="2006-08-23" calcext:value-type="date">
            <text:p>2006-08-23</text:p>
          </table:table-cell>
          <table:table-cell office:value-type="float" office:value="48781" calcext:value-type="float">
            <text:p>4878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Curtis</text:p>
          </table:table-cell>
          <table:table-cell office:value-type="date" office:date-value="1971-08-04" calcext:value-type="date">
            <text:p>1971-08-04</text:p>
          </table:table-cell>
          <table:table-cell office:value-type="string" calcext:value-type="string">
            <text:p>QA Engineer</text:p>
          </table:table-cell>
          <table:table-cell office:value-type="date" office:date-value="2008-04-16" calcext:value-type="date">
            <text:p>2008-04-16</text:p>
          </table:table-cell>
          <table:table-cell office:value-type="float" office:value="60808" calcext:value-type="float">
            <text:p>6080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Whitney</text:p>
          </table:table-cell>
          <table:table-cell office:value-type="date" office:date-value="1967-06-22" calcext:value-type="date">
            <text:p>1967-06-22</text:p>
          </table:table-cell>
          <table:table-cell office:value-type="string" calcext:value-type="string">
            <text:p>Developer</text:p>
          </table:table-cell>
          <table:table-cell office:value-type="date" office:date-value="2016-04-04" calcext:value-type="date">
            <text:p>2016-04-04</text:p>
          </table:table-cell>
          <table:table-cell office:value-type="float" office:value="79793" calcext:value-type="float">
            <text:p>7979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ardner</text:p>
          </table:table-cell>
          <table:table-cell office:value-type="date" office:date-value="1972-10-02" calcext:value-type="date">
            <text:p>1972-10-02</text:p>
          </table:table-cell>
          <table:table-cell office:value-type="string" calcext:value-type="string">
            <text:p>Product Owner</text:p>
          </table:table-cell>
          <table:table-cell office:value-type="date" office:date-value="2015-05-31" calcext:value-type="date">
            <text:p>2015-05-31</text:p>
          </table:table-cell>
          <table:table-cell office:value-type="float" office:value="80328" calcext:value-type="float">
            <text:p>8032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all</text:p>
          </table:table-cell>
          <table:table-cell office:value-type="date" office:date-value="1981-05-10" calcext:value-type="date">
            <text:p>1981-05-10</text:p>
          </table:table-cell>
          <table:table-cell office:value-type="string" calcext:value-type="string">
            <text:p>Product Owner</text:p>
          </table:table-cell>
          <table:table-cell office:value-type="date" office:date-value="2011-03-02" calcext:value-type="date">
            <text:p>2011-03-02</text:p>
          </table:table-cell>
          <table:table-cell office:value-type="float" office:value="69442" calcext:value-type="float">
            <text:p>6944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arroll</text:p>
          </table:table-cell>
          <table:table-cell office:value-type="date" office:date-value="1983-04-08" calcext:value-type="date">
            <text:p>1983-04-08</text:p>
          </table:table-cell>
          <table:table-cell office:value-type="string" calcext:value-type="string">
            <text:p>Product Owner</text:p>
          </table:table-cell>
          <table:table-cell office:value-type="date" office:date-value="2005-11-21" calcext:value-type="date">
            <text:p>2005-11-21</text:p>
          </table:table-cell>
          <table:table-cell office:value-type="float" office:value="92319" calcext:value-type="float">
            <text:p>9231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848" calcext:value-type="float">
            <text:p>1384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Garcia</text:p>
          </table:table-cell>
          <table:table-cell office:value-type="date" office:date-value="1986-09-12" calcext:value-type="date">
            <text:p>1986-09-12</text:p>
          </table:table-cell>
          <table:table-cell office:value-type="string" calcext:value-type="string">
            <text:p>Developer</text:p>
          </table:table-cell>
          <table:table-cell office:value-type="date" office:date-value="2005-03-12" calcext:value-type="date">
            <text:p>2005-03-12</text:p>
          </table:table-cell>
          <table:table-cell office:value-type="float" office:value="57748" calcext:value-type="float">
            <text:p>577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Watson</text:p>
          </table:table-cell>
          <table:table-cell office:value-type="date" office:date-value="1977-03-21" calcext:value-type="date">
            <text:p>1977-03-21</text:p>
          </table:table-cell>
          <table:table-cell office:value-type="string" calcext:value-type="string">
            <text:p>SysAdmin</text:p>
          </table:table-cell>
          <table:table-cell office:value-type="date" office:date-value="2013-04-14" calcext:value-type="date">
            <text:p>2013-04-14</text:p>
          </table:table-cell>
          <table:table-cell office:value-type="float" office:value="52510" calcext:value-type="float">
            <text:p>5251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Grant</text:p>
          </table:table-cell>
          <table:table-cell office:value-type="date" office:date-value="1969-05-31" calcext:value-type="date">
            <text:p>1969-05-31</text:p>
          </table:table-cell>
          <table:table-cell office:value-type="string" calcext:value-type="string">
            <text:p>QA Engineer</text:p>
          </table:table-cell>
          <table:table-cell office:value-type="date" office:date-value="2018-03-14" calcext:value-type="date">
            <text:p>2018-03-14</text:p>
          </table:table-cell>
          <table:table-cell office:value-type="float" office:value="53846" calcext:value-type="float">
            <text:p>5384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Ramirez</text:p>
          </table:table-cell>
          <table:table-cell office:value-type="date" office:date-value="1974-02-01" calcext:value-type="date">
            <text:p>1974-02-01</text:p>
          </table:table-cell>
          <table:table-cell office:value-type="string" calcext:value-type="string">
            <text:p>Product Owner</text:p>
          </table:table-cell>
          <table:table-cell office:value-type="date" office:date-value="2011-03-01" calcext:value-type="date">
            <text:p>2011-03-01</text:p>
          </table:table-cell>
          <table:table-cell office:value-type="float" office:value="67873" calcext:value-type="float">
            <text:p>6787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Boyd</text:p>
          </table:table-cell>
          <table:table-cell office:value-type="date" office:date-value="1966-12-04" calcext:value-type="date">
            <text:p>1966-12-04</text:p>
          </table:table-cell>
          <table:table-cell office:value-type="string" calcext:value-type="string">
            <text:p>Product Owner</text:p>
          </table:table-cell>
          <table:table-cell office:value-type="date" office:date-value="2013-12-20" calcext:value-type="date">
            <text:p>2013-12-20</text:p>
          </table:table-cell>
          <table:table-cell office:value-type="float" office:value="86921" calcext:value-type="float">
            <text:p>86921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Williams</text:p>
          </table:table-cell>
          <table:table-cell office:value-type="date" office:date-value="2002-01-13" calcext:value-type="date">
            <text:p>2002-01-13</text:p>
          </table:table-cell>
          <table:table-cell office:value-type="string" calcext:value-type="string">
            <text:p>Designer</text:p>
          </table:table-cell>
          <table:table-cell office:value-type="date" office:date-value="2006-07-16" calcext:value-type="date">
            <text:p>2006-07-16</text:p>
          </table:table-cell>
          <table:table-cell office:value-type="float" office:value="50302" calcext:value-type="float">
            <text:p>5030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Tami</text:p>
          </table:table-cell>
          <table:table-cell office:value-type="string" calcext:value-type="string">
            <text:p>Weaver</text:p>
          </table:table-cell>
          <table:table-cell office:value-type="date" office:date-value="1984-05-30" calcext:value-type="date">
            <text:p>1984-05-30</text:p>
          </table:table-cell>
          <table:table-cell office:value-type="string" calcext:value-type="string">
            <text:p>Product Owner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5930" calcext:value-type="float">
            <text:p>759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Robinson</text:p>
          </table:table-cell>
          <table:table-cell office:value-type="date" office:date-value="1994-06-10" calcext:value-type="date">
            <text:p>1994-06-10</text:p>
          </table:table-cell>
          <table:table-cell office:value-type="string" calcext:value-type="string">
            <text:p>Project Manager</text:p>
          </table:table-cell>
          <table:table-cell office:value-type="date" office:date-value="2009-03-05" calcext:value-type="date">
            <text:p>2009-03-05</text:p>
          </table:table-cell>
          <table:table-cell office:value-type="float" office:value="60410" calcext:value-type="float">
            <text:p>6041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Becker</text:p>
          </table:table-cell>
          <table:table-cell office:value-type="date" office:date-value="1974-06-10" calcext:value-type="date">
            <text:p>1974-06-10</text:p>
          </table:table-cell>
          <table:table-cell office:value-type="string" calcext:value-type="string">
            <text:p>Designer</text:p>
          </table:table-cell>
          <table:table-cell office:value-type="date" office:date-value="2005-03-20" calcext:value-type="date">
            <text:p>2005-03-20</text:p>
          </table:table-cell>
          <table:table-cell office:value-type="float" office:value="40265" calcext:value-type="float">
            <text:p>4026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Hancock</text:p>
          </table:table-cell>
          <table:table-cell office:value-type="date" office:date-value="1991-04-30" calcext:value-type="date">
            <text:p>1991-04-30</text:p>
          </table:table-cell>
          <table:table-cell office:value-type="string" calcext:value-type="string">
            <text:p>Project Manager</text:p>
          </table:table-cell>
          <table:table-cell office:value-type="date" office:date-value="2018-03-21" calcext:value-type="date">
            <text:p>2018-03-21</text:p>
          </table:table-cell>
          <table:table-cell office:value-type="float" office:value="89584" calcext:value-type="float">
            <text:p>8958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Clark</text:p>
          </table:table-cell>
          <table:table-cell office:value-type="date" office:date-value="1992-06-08" calcext:value-type="date">
            <text:p>1992-06-08</text:p>
          </table:table-cell>
          <table:table-cell office:value-type="string" calcext:value-type="string">
            <text:p>Project Manager</text:p>
          </table:table-cell>
          <table:table-cell office:value-type="date" office:date-value="2009-09-07" calcext:value-type="date">
            <text:p>2009-09-07</text:p>
          </table:table-cell>
          <table:table-cell office:value-type="float" office:value="79438" calcext:value-type="float">
            <text:p>7943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</text:p>
          </table:table-cell>
          <table:table-cell office:value-type="date" office:date-value="1970-07-20" calcext:value-type="date">
            <text:p>1970-07-20</text:p>
          </table:table-cell>
          <table:table-cell office:value-type="string" calcext:value-type="string">
            <text:p>Data Analyst</text:p>
          </table:table-cell>
          <table:table-cell office:value-type="date" office:date-value="2008-03-27" calcext:value-type="date">
            <text:p>2008-03-27</text:p>
          </table:table-cell>
          <table:table-cell office:value-type="float" office:value="74437" calcext:value-type="float">
            <text:p>7443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1166" calcext:value-type="float">
            <text:p>11166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White</text:p>
          </table:table-cell>
          <table:table-cell office:value-type="date" office:date-value="1981-04-27" calcext:value-type="date">
            <text:p>1981-04-27</text:p>
          </table:table-cell>
          <table:table-cell office:value-type="string" calcext:value-type="string">
            <text:p>QA Engineer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60138" calcext:value-type="float">
            <text:p>6013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Navarro</text:p>
          </table:table-cell>
          <table:table-cell office:value-type="date" office:date-value="1980-09-13" calcext:value-type="date">
            <text:p>1980-09-13</text:p>
          </table:table-cell>
          <table:table-cell office:value-type="string" calcext:value-type="string">
            <text:p>HR Specialist</text:p>
          </table:table-cell>
          <table:table-cell office:value-type="date" office:date-value="2009-01-15" calcext:value-type="date">
            <text:p>2009-01-15</text:p>
          </table:table-cell>
          <table:table-cell office:value-type="float" office:value="48632" calcext:value-type="float">
            <text:p>4863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string" calcext:value-type="string">
            <text:p>Smith</text:p>
          </table:table-cell>
          <table:table-cell office:value-type="date" office:date-value="1977-07-03" calcext:value-type="date">
            <text:p>1977-07-03</text:p>
          </table:table-cell>
          <table:table-cell office:value-type="string" calcext:value-type="string">
            <text:p>Data Analyst</text:p>
          </table:table-cell>
          <table:table-cell office:value-type="date" office:date-value="2014-01-14" calcext:value-type="date">
            <text:p>2014-01-14</text:p>
          </table:table-cell>
          <table:table-cell office:value-type="float" office:value="51878" calcext:value-type="float">
            <text:p>5187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Brandi</text:p>
          </table:table-cell>
          <table:table-cell office:value-type="string" calcext:value-type="string">
            <text:p>Duffy</text:p>
          </table:table-cell>
          <table:table-cell office:value-type="date" office:date-value="1994-06-04" calcext:value-type="date">
            <text:p>1994-06-04</text:p>
          </table:table-cell>
          <table:table-cell office:value-type="string" calcext:value-type="string">
            <text:p>Data Analys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54649" calcext:value-type="float">
            <text:p>546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string" calcext:value-type="string">
            <text:p>Alexander</text:p>
          </table:table-cell>
          <table:table-cell office:value-type="date" office:date-value="1972-10-15" calcext:value-type="date">
            <text:p>1972-10-15</text:p>
          </table:table-cell>
          <table:table-cell office:value-type="string" calcext:value-type="string">
            <text:p>Developer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50461" calcext:value-type="float">
            <text:p>5046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astillo</text:p>
          </table:table-cell>
          <table:table-cell office:value-type="date" office:date-value="1981-06-13" calcext:value-type="date">
            <text:p>1981-06-13</text:p>
          </table:table-cell>
          <table:table-cell office:value-type="string" calcext:value-type="string">
            <text:p>Developer</text:p>
          </table:table-cell>
          <table:table-cell office:value-type="date" office:date-value="2016-07-23" calcext:value-type="date">
            <text:p>2016-07-23</text:p>
          </table:table-cell>
          <table:table-cell office:value-type="float" office:value="48851" calcext:value-type="float">
            <text:p>4885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Gallagher</text:p>
          </table:table-cell>
          <table:table-cell office:value-type="date" office:date-value="1994-06-12" calcext:value-type="date">
            <text:p>1994-06-12</text:p>
          </table:table-cell>
          <table:table-cell office:value-type="string" calcext:value-type="string">
            <text:p>Project Manager</text:p>
          </table:table-cell>
          <table:table-cell office:value-type="date" office:date-value="2014-07-01" calcext:value-type="date">
            <text:p>2014-07-01</text:p>
          </table:table-cell>
          <table:table-cell office:value-type="float" office:value="65791" calcext:value-type="float">
            <text:p>6579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Fitzpatrick</text:p>
          </table:table-cell>
          <table:table-cell office:value-type="date" office:date-value="1998-04-09" calcext:value-type="date">
            <text:p>1998-04-09</text:p>
          </table:table-cell>
          <table:table-cell office:value-type="string" calcext:value-type="string">
            <text:p>Developer</text:p>
          </table:table-cell>
          <table:table-cell office:value-type="date" office:date-value="2021-08-15" calcext:value-type="date">
            <text:p>2021-08-15</text:p>
          </table:table-cell>
          <table:table-cell office:value-type="float" office:value="62647" calcext:value-type="float">
            <text:p>6264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Keller</text:p>
          </table:table-cell>
          <table:table-cell office:value-type="date" office:date-value="1981-01-28" calcext:value-type="date">
            <text:p>1981-01-28</text:p>
          </table:table-cell>
          <table:table-cell office:value-type="string" calcext:value-type="string">
            <text:p>Designer</text:p>
          </table:table-cell>
          <table:table-cell office:value-type="date" office:date-value="2010-02-20" calcext:value-type="date">
            <text:p>2010-02-20</text:p>
          </table:table-cell>
          <table:table-cell office:value-type="float" office:value="52194" calcext:value-type="float">
            <text:p>5219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Adams</text:p>
          </table:table-cell>
          <table:table-cell office:value-type="date" office:date-value="2002-12-25" calcext:value-type="date">
            <text:p>2002-12-25</text:p>
          </table:table-cell>
          <table:table-cell office:value-type="string" calcext:value-type="string">
            <text:p>Data Analyst</text:p>
          </table:table-cell>
          <table:table-cell office:value-type="date" office:date-value="2006-02-05" calcext:value-type="date">
            <text:p>2006-02-05</text:p>
          </table:table-cell>
          <table:table-cell office:value-type="float" office:value="64292" calcext:value-type="float">
            <text:p>6429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Chavez</text:p>
          </table:table-cell>
          <table:table-cell office:value-type="date" office:date-value="2000-11-14" calcext:value-type="date">
            <text:p>2000-11-14</text:p>
          </table:table-cell>
          <table:table-cell office:value-type="string" calcext:value-type="string">
            <text:p>QA Engineer</text:p>
          </table:table-cell>
          <table:table-cell office:value-type="date" office:date-value="2011-02-18" calcext:value-type="date">
            <text:p>2011-02-18</text:p>
          </table:table-cell>
          <table:table-cell office:value-type="float" office:value="45141" calcext:value-type="float">
            <text:p>4514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Alisha</text:p>
          </table:table-cell>
          <table:table-cell office:value-type="string" calcext:value-type="string">
            <text:p>Becker</text:p>
          </table:table-cell>
          <table:table-cell office:value-type="date" office:date-value="1969-03-12" calcext:value-type="date">
            <text:p>1969-03-12</text:p>
          </table:table-cell>
          <table:table-cell office:value-type="string" calcext:value-type="string">
            <text:p>SysAdmin</text:p>
          </table:table-cell>
          <table:table-cell office:value-type="date" office:date-value="2010-09-24" calcext:value-type="date">
            <text:p>2010-09-24</text:p>
          </table:table-cell>
          <table:table-cell office:value-type="float" office:value="69243" calcext:value-type="float">
            <text:p>6924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Lindsey</text:p>
          </table:table-cell>
          <table:table-cell office:value-type="date" office:date-value="1986-06-07" calcext:value-type="date">
            <text:p>1986-06-07</text:p>
          </table:table-cell>
          <table:table-cell office:value-type="string" calcext:value-type="string">
            <text:p>Product Owner</text:p>
          </table:table-cell>
          <table:table-cell office:value-type="date" office:date-value="2005-09-20" calcext:value-type="date">
            <text:p>2005-09-20</text:p>
          </table:table-cell>
          <table:table-cell office:value-type="float" office:value="85568" calcext:value-type="float">
            <text:p>8556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835" calcext:value-type="float">
            <text:p>12835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Thomas</text:p>
          </table:table-cell>
          <table:table-cell office:value-type="date" office:date-value="1986-07-31" calcext:value-type="date">
            <text:p>1986-07-31</text:p>
          </table:table-cell>
          <table:table-cell office:value-type="string" calcext:value-type="string">
            <text:p>Developer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70058" calcext:value-type="float">
            <text:p>7005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Smith</text:p>
          </table:table-cell>
          <table:table-cell office:value-type="date" office:date-value="1997-04-21" calcext:value-type="date">
            <text:p>1997-04-21</text:p>
          </table:table-cell>
          <table:table-cell office:value-type="string" calcext:value-type="string">
            <text:p>Product Owner</text:p>
          </table:table-cell>
          <table:table-cell office:value-type="date" office:date-value="2020-09-21" calcext:value-type="date">
            <text:p>2020-09-21</text:p>
          </table:table-cell>
          <table:table-cell office:value-type="float" office:value="68952" calcext:value-type="float">
            <text:p>689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Pratt</text:p>
          </table:table-cell>
          <table:table-cell office:value-type="date" office:date-value="1974-11-12" calcext:value-type="date">
            <text:p>1974-11-12</text:p>
          </table:table-cell>
          <table:table-cell office:value-type="string" calcext:value-type="string">
            <text:p>Data Analyst</text:p>
          </table:table-cell>
          <table:table-cell office:value-type="date" office:date-value="2012-11-08" calcext:value-type="date">
            <text:p>2012-11-08</text:p>
          </table:table-cell>
          <table:table-cell office:value-type="float" office:value="54078" calcext:value-type="float">
            <text:p>5407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Payne</text:p>
          </table:table-cell>
          <table:table-cell office:value-type="date" office:date-value="1974-04-21" calcext:value-type="date">
            <text:p>1974-04-21</text:p>
          </table:table-cell>
          <table:table-cell office:value-type="string" calcext:value-type="string">
            <text:p>Project Manager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79672" calcext:value-type="float">
            <text:p>7967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Adams</text:p>
          </table:table-cell>
          <table:table-cell office:value-type="date" office:date-value="1985-12-04" calcext:value-type="date">
            <text:p>1985-12-04</text:p>
          </table:table-cell>
          <table:table-cell office:value-type="string" calcext:value-type="string">
            <text:p>Project Manager</text:p>
          </table:table-cell>
          <table:table-cell office:value-type="date" office:date-value="2019-03-30" calcext:value-type="date">
            <text:p>2019-03-30</text:p>
          </table:table-cell>
          <table:table-cell office:value-type="float" office:value="67800" calcext:value-type="float">
            <text:p>6780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Perez</text:p>
          </table:table-cell>
          <table:table-cell office:value-type="date" office:date-value="1975-08-15" calcext:value-type="date">
            <text:p>1975-08-15</text:p>
          </table:table-cell>
          <table:table-cell office:value-type="string" calcext:value-type="string">
            <text:p>Project Manager</text:p>
          </table:table-cell>
          <table:table-cell office:value-type="date" office:date-value="2007-05-17" calcext:value-type="date">
            <text:p>2007-05-17</text:p>
          </table:table-cell>
          <table:table-cell office:value-type="float" office:value="67333" calcext:value-type="float">
            <text:p>6733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Bryant</text:p>
          </table:table-cell>
          <table:table-cell office:value-type="date" office:date-value="1965-12-12" calcext:value-type="date">
            <text:p>1965-12-12</text:p>
          </table:table-cell>
          <table:table-cell office:value-type="string" calcext:value-type="string">
            <text:p>Developer</text:p>
          </table:table-cell>
          <table:table-cell office:value-type="date" office:date-value="2009-07-24" calcext:value-type="date">
            <text:p>2009-07-24</text:p>
          </table:table-cell>
          <table:table-cell office:value-type="float" office:value="64215" calcext:value-type="float">
            <text:p>64215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Walker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QA Engineer</text:p>
          </table:table-cell>
          <table:table-cell office:value-type="date" office:date-value="2015-05-03" calcext:value-type="date">
            <text:p>2015-05-03</text:p>
          </table:table-cell>
          <table:table-cell office:value-type="float" office:value="42381" calcext:value-type="float">
            <text:p>4238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Gonzalez</text:p>
          </table:table-cell>
          <table:table-cell office:value-type="date" office:date-value="1981-06-06" calcext:value-type="date">
            <text:p>1981-06-06</text:p>
          </table:table-cell>
          <table:table-cell office:value-type="string" calcext:value-type="string">
            <text:p>Product Owner</text:p>
          </table:table-cell>
          <table:table-cell office:value-type="date" office:date-value="2009-11-26" calcext:value-type="date">
            <text:p>2009-11-26</text:p>
          </table:table-cell>
          <table:table-cell office:value-type="float" office:value="81095" calcext:value-type="float">
            <text:p>8109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2164" calcext:value-type="float">
            <text:p>12164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Davis</text:p>
          </table:table-cell>
          <table:table-cell office:value-type="date" office:date-value="1974-04-01" calcext:value-type="date">
            <text:p>1974-04-01</text:p>
          </table:table-cell>
          <table:table-cell office:value-type="string" calcext:value-type="string">
            <text:p>SysAdmin</text:p>
          </table:table-cell>
          <table:table-cell office:value-type="date" office:date-value="2014-01-13" calcext:value-type="date">
            <text:p>2014-01-13</text:p>
          </table:table-cell>
          <table:table-cell office:value-type="float" office:value="51338" calcext:value-type="float">
            <text:p>5133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Tucker</text:p>
          </table:table-cell>
          <table:table-cell office:value-type="date" office:date-value="1987-03-10" calcext:value-type="date">
            <text:p>1987-03-10</text:p>
          </table:table-cell>
          <table:table-cell office:value-type="string" calcext:value-type="string">
            <text:p>Product Owner</text:p>
          </table:table-cell>
          <table:table-cell office:value-type="date" office:date-value="2008-01-02" calcext:value-type="date">
            <text:p>2008-01-02</text:p>
          </table:table-cell>
          <table:table-cell office:value-type="float" office:value="78724" calcext:value-type="float">
            <text:p>7872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1809" calcext:value-type="float">
            <text:p>11809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Scott</text:p>
          </table:table-cell>
          <table:table-cell office:value-type="date" office:date-value="1972-01-07" calcext:value-type="date">
            <text:p>1972-01-07</text:p>
          </table:table-cell>
          <table:table-cell office:value-type="string" calcext:value-type="string">
            <text:p>Developer</text:p>
          </table:table-cell>
          <table:table-cell office:value-type="date" office:date-value="2022-07-31" calcext:value-type="date">
            <text:p>2022-07-31</text:p>
          </table:table-cell>
          <table:table-cell office:value-type="float" office:value="78908" calcext:value-type="float">
            <text:p>7890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Jacobs</text:p>
          </table:table-cell>
          <table:table-cell office:value-type="date" office:date-value="1995-01-28" calcext:value-type="date">
            <text:p>1995-01-28</text:p>
          </table:table-cell>
          <table:table-cell office:value-type="string" calcext:value-type="string">
            <text:p>Project Manager</text:p>
          </table:table-cell>
          <table:table-cell office:value-type="date" office:date-value="2006-11-19" calcext:value-type="date">
            <text:p>2006-11-19</text:p>
          </table:table-cell>
          <table:table-cell office:value-type="float" office:value="77980" calcext:value-type="float">
            <text:p>7798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697" calcext:value-type="float">
            <text:p>11697</text:p>
          </table:table-cell>
        </table:table-row>
        <table:table-row table:style-name="ro1">
          <table:table-cell office:value-type="string" calcext:value-type="string">
            <text:p>Rodney</text:p>
          </table:table-cell>
          <table:table-cell office:value-type="string" calcext:value-type="string">
            <text:p>Mcdowell</text:p>
          </table:table-cell>
          <table:table-cell office:value-type="date" office:date-value="1976-06-14" calcext:value-type="date">
            <text:p>1976-06-14</text:p>
          </table:table-cell>
          <table:table-cell office:value-type="string" calcext:value-type="string">
            <text:p>Data Analyst</text:p>
          </table:table-cell>
          <table:table-cell office:value-type="date" office:date-value="2010-10-14" calcext:value-type="date">
            <text:p>2010-10-14</text:p>
          </table:table-cell>
          <table:table-cell office:value-type="float" office:value="70761" calcext:value-type="float">
            <text:p>7076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Keller</text:p>
          </table:table-cell>
          <table:table-cell office:value-type="date" office:date-value="1992-02-10" calcext:value-type="date">
            <text:p>1992-02-10</text:p>
          </table:table-cell>
          <table:table-cell office:value-type="string" calcext:value-type="string">
            <text:p>Designer</text:p>
          </table:table-cell>
          <table:table-cell office:value-type="date" office:date-value="2016-04-11" calcext:value-type="date">
            <text:p>2016-04-11</text:p>
          </table:table-cell>
          <table:table-cell office:value-type="float" office:value="50116" calcext:value-type="float">
            <text:p>5011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Evans</text:p>
          </table:table-cell>
          <table:table-cell office:value-type="date" office:date-value="1968-10-12" calcext:value-type="date">
            <text:p>1968-10-12</text:p>
          </table:table-cell>
          <table:table-cell office:value-type="string" calcext:value-type="string">
            <text:p>Product Owner</text:p>
          </table:table-cell>
          <table:table-cell office:value-type="date" office:date-value="2013-01-11" calcext:value-type="date">
            <text:p>2013-01-11</text:p>
          </table:table-cell>
          <table:table-cell office:value-type="float" office:value="73635" calcext:value-type="float">
            <text:p>7363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string" calcext:value-type="string">
            <text:p>Brittney</text:p>
          </table:table-cell>
          <table:table-cell office:value-type="string" calcext:value-type="string">
            <text:p>Bullock</text:p>
          </table:table-cell>
          <table:table-cell office:value-type="date" office:date-value="1979-07-19" calcext:value-type="date">
            <text:p>1979-07-19</text:p>
          </table:table-cell>
          <table:table-cell office:value-type="string" calcext:value-type="string">
            <text:p>Designer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58706" calcext:value-type="float">
            <text:p>58706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Carter</text:p>
          </table:table-cell>
          <table:table-cell office:value-type="date" office:date-value="1975-08-24" calcext:value-type="date">
            <text:p>1975-08-24</text:p>
          </table:table-cell>
          <table:table-cell office:value-type="string" calcext:value-type="string">
            <text:p>Designer</text:p>
          </table:table-cell>
          <table:table-cell office:value-type="date" office:date-value="2012-01-19" calcext:value-type="date">
            <text:p>2012-01-19</text:p>
          </table:table-cell>
          <table:table-cell office:value-type="float" office:value="43007" calcext:value-type="float">
            <text:p>4300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Hale</text:p>
          </table:table-cell>
          <table:table-cell office:value-type="date" office:date-value="1993-03-05" calcext:value-type="date">
            <text:p>1993-03-05</text:p>
          </table:table-cell>
          <table:table-cell office:value-type="string" calcext:value-type="string">
            <text:p>HR Specialist</text:p>
          </table:table-cell>
          <table:table-cell office:value-type="date" office:date-value="2020-10-05" calcext:value-type="date">
            <text:p>2020-10-05</text:p>
          </table:table-cell>
          <table:table-cell office:value-type="float" office:value="54535" calcext:value-type="float">
            <text:p>545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Smith</text:p>
          </table:table-cell>
          <table:table-cell office:value-type="date" office:date-value="1997-07-09" calcext:value-type="date">
            <text:p>1997-07-09</text:p>
          </table:table-cell>
          <table:table-cell office:value-type="string" calcext:value-type="string">
            <text:p>Project Manager</text:p>
          </table:table-cell>
          <table:table-cell office:value-type="date" office:date-value="2020-12-15" calcext:value-type="date">
            <text:p>2020-12-15</text:p>
          </table:table-cell>
          <table:table-cell office:value-type="float" office:value="72040" calcext:value-type="float">
            <text:p>720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Johnson</text:p>
          </table:table-cell>
          <table:table-cell office:value-type="date" office:date-value="1966-09-21" calcext:value-type="date">
            <text:p>1966-09-21</text:p>
          </table:table-cell>
          <table:table-cell office:value-type="string" calcext:value-type="string">
            <text:p>Data Analyst</text:p>
          </table:table-cell>
          <table:table-cell office:value-type="date" office:date-value="2019-11-11" calcext:value-type="date">
            <text:p>2019-11-11</text:p>
          </table:table-cell>
          <table:table-cell office:value-type="float" office:value="61674" calcext:value-type="float">
            <text:p>616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ing</text:p>
          </table:table-cell>
          <table:table-cell office:value-type="date" office:date-value="2001-07-28" calcext:value-type="date">
            <text:p>2001-07-28</text:p>
          </table:table-cell>
          <table:table-cell office:value-type="string" calcext:value-type="string">
            <text:p>Product Owner</text:p>
          </table:table-cell>
          <table:table-cell office:value-type="date" office:date-value="2012-07-26" calcext:value-type="date">
            <text:p>2012-07-26</text:p>
          </table:table-cell>
          <table:table-cell office:value-type="float" office:value="66890" calcext:value-type="float">
            <text:p>6689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Davis</text:p>
          </table:table-cell>
          <table:table-cell office:value-type="date" office:date-value="1979-05-25" calcext:value-type="date">
            <text:p>1979-05-25</text:p>
          </table:table-cell>
          <table:table-cell office:value-type="string" calcext:value-type="string">
            <text:p>SysAdmin</text:p>
          </table:table-cell>
          <table:table-cell office:value-type="date" office:date-value="2012-05-19" calcext:value-type="date">
            <text:p>2012-05-19</text:p>
          </table:table-cell>
          <table:table-cell office:value-type="float" office:value="74662" calcext:value-type="float">
            <text:p>7466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Duncan</text:p>
          </table:table-cell>
          <table:table-cell office:value-type="date" office:date-value="1995-09-22" calcext:value-type="date">
            <text:p>1995-09-22</text:p>
          </table:table-cell>
          <table:table-cell office:value-type="string" calcext:value-type="string">
            <text:p>SysAdmin</text:p>
          </table:table-cell>
          <table:table-cell office:value-type="date" office:date-value="2009-03-15" calcext:value-type="date">
            <text:p>2009-03-15</text:p>
          </table:table-cell>
          <table:table-cell office:value-type="float" office:value="55409" calcext:value-type="float">
            <text:p>5540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Tate</text:p>
          </table:table-cell>
          <table:table-cell office:value-type="date" office:date-value="2000-06-08" calcext:value-type="date">
            <text:p>2000-06-08</text:p>
          </table:table-cell>
          <table:table-cell office:value-type="string" calcext:value-type="string">
            <text:p>HR Specialist</text:p>
          </table:table-cell>
          <table:table-cell office:value-type="date" office:date-value="2012-05-24" calcext:value-type="date">
            <text:p>2012-05-24</text:p>
          </table:table-cell>
          <table:table-cell office:value-type="float" office:value="38953" calcext:value-type="float">
            <text:p>3895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Case</text:p>
          </table:table-cell>
          <table:table-cell office:value-type="date" office:date-value="1967-08-29" calcext:value-type="date">
            <text:p>1967-08-29</text:p>
          </table:table-cell>
          <table:table-cell office:value-type="string" calcext:value-type="string">
            <text:p>Product Owner</text:p>
          </table:table-cell>
          <table:table-cell office:value-type="date" office:date-value="2008-02-15" calcext:value-type="date">
            <text:p>2008-02-15</text:p>
          </table:table-cell>
          <table:table-cell office:value-type="float" office:value="84696" calcext:value-type="float">
            <text:p>8469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string" calcext:value-type="string">
            <text:p>Kimberly</text:p>
          </table:table-cell>
          <table:table-cell office:value-type="string" calcext:value-type="string">
            <text:p>Stewart</text:p>
          </table:table-cell>
          <table:table-cell office:value-type="date" office:date-value="2001-06-26" calcext:value-type="date">
            <text:p>2001-06-26</text:p>
          </table:table-cell>
          <table:table-cell office:value-type="string" calcext:value-type="string">
            <text:p>Data Analyst</text:p>
          </table:table-cell>
          <table:table-cell office:value-type="date" office:date-value="2013-08-01" calcext:value-type="date">
            <text:p>2013-08-01</text:p>
          </table:table-cell>
          <table:table-cell office:value-type="float" office:value="51774" calcext:value-type="float">
            <text:p>5177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Wilkins</text:p>
          </table:table-cell>
          <table:table-cell office:value-type="date" office:date-value="1990-03-27" calcext:value-type="date">
            <text:p>1990-03-27</text:p>
          </table:table-cell>
          <table:table-cell office:value-type="string" calcext:value-type="string">
            <text:p>Product Owner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80758" calcext:value-type="float">
            <text:p>807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Nunez</text:p>
          </table:table-cell>
          <table:table-cell office:value-type="date" office:date-value="1969-12-31" calcext:value-type="date">
            <text:p>1969-12-31</text:p>
          </table:table-cell>
          <table:table-cell office:value-type="string" calcext:value-type="string">
            <text:p>SysAdmin</text:p>
          </table:table-cell>
          <table:table-cell office:value-type="date" office:date-value="2014-07-26" calcext:value-type="date">
            <text:p>2014-07-26</text:p>
          </table:table-cell>
          <table:table-cell office:value-type="float" office:value="65782" calcext:value-type="float">
            <text:p>6578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Ho</text:p>
          </table:table-cell>
          <table:table-cell office:value-type="date" office:date-value="1964-09-24" calcext:value-type="date">
            <text:p>1964-09-24</text:p>
          </table:table-cell>
          <table:table-cell office:value-type="string" calcext:value-type="string">
            <text:p>QA Engineer</text:p>
          </table:table-cell>
          <table:table-cell office:value-type="date" office:date-value="2016-12-02" calcext:value-type="date">
            <text:p>2016-12-02</text:p>
          </table:table-cell>
          <table:table-cell office:value-type="float" office:value="47363" calcext:value-type="float">
            <text:p>4736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Morales</text:p>
          </table:table-cell>
          <table:table-cell office:value-type="date" office:date-value="1991-01-02" calcext:value-type="date">
            <text:p>1991-01-02</text:p>
          </table:table-cell>
          <table:table-cell office:value-type="string" calcext:value-type="string">
            <text:p>Data Analyst</text:p>
          </table:table-cell>
          <table:table-cell office:value-type="date" office:date-value="2011-02-04" calcext:value-type="date">
            <text:p>2011-02-04</text:p>
          </table:table-cell>
          <table:table-cell office:value-type="float" office:value="67778" calcext:value-type="float">
            <text:p>6777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string" calcext:value-type="string">
            <text:p>Tiffany</text:p>
          </table:table-cell>
          <table:table-cell office:value-type="string" calcext:value-type="string">
            <text:p>Gill</text:p>
          </table:table-cell>
          <table:table-cell office:value-type="date" office:date-value="1967-09-02" calcext:value-type="date">
            <text:p>1967-09-02</text:p>
          </table:table-cell>
          <table:table-cell office:value-type="string" calcext:value-type="string">
            <text:p>Developer</text:p>
          </table:table-cell>
          <table:table-cell office:value-type="date" office:date-value="2014-04-21" calcext:value-type="date">
            <text:p>2014-04-21</text:p>
          </table:table-cell>
          <table:table-cell office:value-type="float" office:value="61805" calcext:value-type="float">
            <text:p>6180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Simon</text:p>
          </table:table-cell>
          <table:table-cell office:value-type="date" office:date-value="1967-02-16" calcext:value-type="date">
            <text:p>1967-02-16</text:p>
          </table:table-cell>
          <table:table-cell office:value-type="string" calcext:value-type="string">
            <text:p>Developer</text:p>
          </table:table-cell>
          <table:table-cell office:value-type="date" office:date-value="2008-03-24" calcext:value-type="date">
            <text:p>2008-03-24</text:p>
          </table:table-cell>
          <table:table-cell office:value-type="float" office:value="53465" calcext:value-type="float">
            <text:p>5346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Haynes</text:p>
          </table:table-cell>
          <table:table-cell office:value-type="date" office:date-value="1986-01-03" calcext:value-type="date">
            <text:p>1986-01-03</text:p>
          </table:table-cell>
          <table:table-cell office:value-type="string" calcext:value-type="string">
            <text:p>HR Specialist</text:p>
          </table:table-cell>
          <table:table-cell office:value-type="date" office:date-value="2014-08-09" calcext:value-type="date">
            <text:p>2014-08-09</text:p>
          </table:table-cell>
          <table:table-cell office:value-type="float" office:value="53949" calcext:value-type="float">
            <text:p>5394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Hammond</text:p>
          </table:table-cell>
          <table:table-cell office:value-type="date" office:date-value="1982-09-14" calcext:value-type="date">
            <text:p>1982-09-14</text:p>
          </table:table-cell>
          <table:table-cell office:value-type="string" calcext:value-type="string">
            <text:p>Developer</text:p>
          </table:table-cell>
          <table:table-cell office:value-type="date" office:date-value="2005-05-28" calcext:value-type="date">
            <text:p>2005-05-28</text:p>
          </table:table-cell>
          <table:table-cell office:value-type="float" office:value="77566" calcext:value-type="float">
            <text:p>7756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Williams</text:p>
          </table:table-cell>
          <table:table-cell office:value-type="date" office:date-value="1988-09-08" calcext:value-type="date">
            <text:p>1988-09-08</text:p>
          </table:table-cell>
          <table:table-cell office:value-type="string" calcext:value-type="string">
            <text:p>Product Owner</text:p>
          </table:table-cell>
          <table:table-cell office:value-type="date" office:date-value="2015-09-04" calcext:value-type="date">
            <text:p>2015-09-04</text:p>
          </table:table-cell>
          <table:table-cell office:value-type="float" office:value="91848" calcext:value-type="float">
            <text:p>9184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Powers</text:p>
          </table:table-cell>
          <table:table-cell office:value-type="date" office:date-value="1972-02-01" calcext:value-type="date">
            <text:p>1972-02-01</text:p>
          </table:table-cell>
          <table:table-cell office:value-type="string" calcext:value-type="string">
            <text:p>HR Specialist</text:p>
          </table:table-cell>
          <table:table-cell office:value-type="date" office:date-value="2016-11-16" calcext:value-type="date">
            <text:p>2016-11-16</text:p>
          </table:table-cell>
          <table:table-cell office:value-type="float" office:value="39312" calcext:value-type="float">
            <text:p>3931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Hunt</text:p>
          </table:table-cell>
          <table:table-cell office:value-type="date" office:date-value="1993-05-07" calcext:value-type="date">
            <text:p>1993-05-07</text:p>
          </table:table-cell>
          <table:table-cell office:value-type="string" calcext:value-type="string">
            <text:p>SysAdmin</text:p>
          </table:table-cell>
          <table:table-cell office:value-type="date" office:date-value="2023-08-27" calcext:value-type="date">
            <text:p>2023-08-27</text:p>
          </table:table-cell>
          <table:table-cell office:value-type="float" office:value="70172" calcext:value-type="float">
            <text:p>701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atson</text:p>
          </table:table-cell>
          <table:table-cell office:value-type="date" office:date-value="1985-05-09" calcext:value-type="date">
            <text:p>1985-05-09</text:p>
          </table:table-cell>
          <table:table-cell office:value-type="string" calcext:value-type="string">
            <text:p>Designer</text:p>
          </table:table-cell>
          <table:table-cell office:value-type="date" office:date-value="2008-10-02" calcext:value-type="date">
            <text:p>2008-10-02</text:p>
          </table:table-cell>
          <table:table-cell office:value-type="float" office:value="59084" calcext:value-type="float">
            <text:p>5908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Walker</text:p>
          </table:table-cell>
          <table:table-cell office:value-type="date" office:date-value="1967-09-26" calcext:value-type="date">
            <text:p>1967-09-26</text:p>
          </table:table-cell>
          <table:table-cell office:value-type="string" calcext:value-type="string">
            <text:p>QA Engineer</text:p>
          </table:table-cell>
          <table:table-cell office:value-type="date" office:date-value="2019-10-02" calcext:value-type="date">
            <text:p>2019-10-02</text:p>
          </table:table-cell>
          <table:table-cell office:value-type="float" office:value="48364" calcext:value-type="float">
            <text:p>4836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Castillo</text:p>
          </table:table-cell>
          <table:table-cell office:value-type="date" office:date-value="1974-12-26" calcext:value-type="date">
            <text:p>1974-12-26</text:p>
          </table:table-cell>
          <table:table-cell office:value-type="string" calcext:value-type="string">
            <text:p>QA Engineer</text:p>
          </table:table-cell>
          <table:table-cell office:value-type="date" office:date-value="2007-03-30" calcext:value-type="date">
            <text:p>2007-03-30</text:p>
          </table:table-cell>
          <table:table-cell office:value-type="float" office:value="59627" calcext:value-type="float">
            <text:p>596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string" calcext:value-type="string">
            <text:p>Kayla</text:p>
          </table:table-cell>
          <table:table-cell office:value-type="string" calcext:value-type="string">
            <text:p>Gutierrez</text:p>
          </table:table-cell>
          <table:table-cell office:value-type="date" office:date-value="2001-05-24" calcext:value-type="date">
            <text:p>2001-05-24</text:p>
          </table:table-cell>
          <table:table-cell office:value-type="string" calcext:value-type="string">
            <text:p>Designer</text:p>
          </table:table-cell>
          <table:table-cell office:value-type="date" office:date-value="2017-12-14" calcext:value-type="date">
            <text:p>2017-12-14</text:p>
          </table:table-cell>
          <table:table-cell office:value-type="float" office:value="45841" calcext:value-type="float">
            <text:p>4584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Megan</text:p>
          </table:table-cell>
          <table:table-cell office:value-type="string" calcext:value-type="string">
            <text:p>Morgan</text:p>
          </table:table-cell>
          <table:table-cell office:value-type="date" office:date-value="1967-01-31" calcext:value-type="date">
            <text:p>1967-01-31</text:p>
          </table:table-cell>
          <table:table-cell office:value-type="string" calcext:value-type="string">
            <text:p>Data Analyst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50551" calcext:value-type="float">
            <text:p>5055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Riley</text:p>
          </table:table-cell>
          <table:table-cell office:value-type="date" office:date-value="1964-12-24" calcext:value-type="date">
            <text:p>1964-12-24</text:p>
          </table:table-cell>
          <table:table-cell office:value-type="string" calcext:value-type="string">
            <text:p>SysAdmin</text:p>
          </table:table-cell>
          <table:table-cell office:value-type="date" office:date-value="2007-03-03" calcext:value-type="date">
            <text:p>2007-03-03</text:p>
          </table:table-cell>
          <table:table-cell office:value-type="float" office:value="64913" calcext:value-type="float">
            <text:p>64913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9737" calcext:value-type="float">
            <text:p>9737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Morris</text:p>
          </table:table-cell>
          <table:table-cell office:value-type="date" office:date-value="1993-06-16" calcext:value-type="date">
            <text:p>1993-06-16</text:p>
          </table:table-cell>
          <table:table-cell office:value-type="string" calcext:value-type="string">
            <text:p>Product Owner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66709" calcext:value-type="float">
            <text:p>667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Jackson</text:p>
          </table:table-cell>
          <table:table-cell office:value-type="date" office:date-value="1980-02-04" calcext:value-type="date">
            <text:p>1980-02-04</text:p>
          </table:table-cell>
          <table:table-cell office:value-type="string" calcext:value-type="string">
            <text:p>SysAdmin</text:p>
          </table:table-cell>
          <table:table-cell office:value-type="date" office:date-value="2021-05-22" calcext:value-type="date">
            <text:p>2021-05-22</text:p>
          </table:table-cell>
          <table:table-cell office:value-type="float" office:value="72602" calcext:value-type="float">
            <text:p>7260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string" calcext:value-type="string">
            <text:p>Wilson</text:p>
          </table:table-cell>
          <table:table-cell office:value-type="date" office:date-value="1977-09-28" calcext:value-type="date">
            <text:p>1977-09-28</text:p>
          </table:table-cell>
          <table:table-cell office:value-type="string" calcext:value-type="string">
            <text:p>Product Owner</text:p>
          </table:table-cell>
          <table:table-cell office:value-type="date" office:date-value="2017-12-06" calcext:value-type="date">
            <text:p>2017-12-06</text:p>
          </table:table-cell>
          <table:table-cell office:value-type="float" office:value="94099" calcext:value-type="float">
            <text:p>9409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Lynch</text:p>
          </table:table-cell>
          <table:table-cell office:value-type="date" office:date-value="1971-06-22" calcext:value-type="date">
            <text:p>1971-06-22</text:p>
          </table:table-cell>
          <table:table-cell office:value-type="string" calcext:value-type="string">
            <text:p>Developer</text:p>
          </table:table-cell>
          <table:table-cell office:value-type="date" office:date-value="2014-07-12" calcext:value-type="date">
            <text:p>2014-07-12</text:p>
          </table:table-cell>
          <table:table-cell office:value-type="float" office:value="62809" calcext:value-type="float">
            <text:p>6280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Carter</text:p>
          </table:table-cell>
          <table:table-cell office:value-type="date" office:date-value="1981-04-14" calcext:value-type="date">
            <text:p>1981-04-14</text:p>
          </table:table-cell>
          <table:table-cell office:value-type="string" calcext:value-type="string">
            <text:p>Project Manager</text:p>
          </table:table-cell>
          <table:table-cell office:value-type="date" office:date-value="2014-12-10" calcext:value-type="date">
            <text:p>2014-12-10</text:p>
          </table:table-cell>
          <table:table-cell office:value-type="float" office:value="78904" calcext:value-type="float">
            <text:p>7890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Stark</text:p>
          </table:table-cell>
          <table:table-cell office:value-type="date" office:date-value="1994-07-26" calcext:value-type="date">
            <text:p>1994-07-26</text:p>
          </table:table-cell>
          <table:table-cell office:value-type="string" calcext:value-type="string">
            <text:p>Developer</text:p>
          </table:table-cell>
          <table:table-cell office:value-type="date" office:date-value="2014-09-22" calcext:value-type="date">
            <text:p>2014-09-22</text:p>
          </table:table-cell>
          <table:table-cell office:value-type="float" office:value="66279" calcext:value-type="float">
            <text:p>6627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Aguirre</text:p>
          </table:table-cell>
          <table:table-cell office:value-type="date" office:date-value="1989-01-29" calcext:value-type="date">
            <text:p>1989-01-29</text:p>
          </table:table-cell>
          <table:table-cell office:value-type="string" calcext:value-type="string">
            <text:p>QA Engineer</text:p>
          </table:table-cell>
          <table:table-cell office:value-type="date" office:date-value="2021-11-10" calcext:value-type="date">
            <text:p>2021-11-10</text:p>
          </table:table-cell>
          <table:table-cell office:value-type="float" office:value="47788" calcext:value-type="float">
            <text:p>4778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brielle</text:p>
          </table:table-cell>
          <table:table-cell office:value-type="string" calcext:value-type="string">
            <text:p>Strickland</text:p>
          </table:table-cell>
          <table:table-cell office:value-type="date" office:date-value="2002-03-09" calcext:value-type="date">
            <text:p>2002-03-09</text:p>
          </table:table-cell>
          <table:table-cell office:value-type="string" calcext:value-type="string">
            <text:p>QA Engineer</text:p>
          </table:table-cell>
          <table:table-cell office:value-type="date" office:date-value="2011-11-18" calcext:value-type="date">
            <text:p>2011-11-18</text:p>
          </table:table-cell>
          <table:table-cell office:value-type="float" office:value="62075" calcext:value-type="float">
            <text:p>6207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Hudson</text:p>
          </table:table-cell>
          <table:table-cell office:value-type="date" office:date-value="1993-07-23" calcext:value-type="date">
            <text:p>1993-07-23</text:p>
          </table:table-cell>
          <table:table-cell office:value-type="string" calcext:value-type="string">
            <text:p>SysAdmin</text:p>
          </table:table-cell>
          <table:table-cell office:value-type="date" office:date-value="2018-09-11" calcext:value-type="date">
            <text:p>2018-09-11</text:p>
          </table:table-cell>
          <table:table-cell office:value-type="float" office:value="62221" calcext:value-type="float">
            <text:p>622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Martin</text:p>
          </table:table-cell>
          <table:table-cell office:value-type="date" office:date-value="1968-03-17" calcext:value-type="date">
            <text:p>1968-03-17</text:p>
          </table:table-cell>
          <table:table-cell office:value-type="string" calcext:value-type="string">
            <text:p>HR Specialist</text:p>
          </table:table-cell>
          <table:table-cell office:value-type="date" office:date-value="2018-12-05" calcext:value-type="date">
            <text:p>2018-12-05</text:p>
          </table:table-cell>
          <table:table-cell office:value-type="float" office:value="48740" calcext:value-type="float">
            <text:p>4874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Hernandez</text:p>
          </table:table-cell>
          <table:table-cell office:value-type="date" office:date-value="1991-02-15" calcext:value-type="date">
            <text:p>1991-02-15</text:p>
          </table:table-cell>
          <table:table-cell office:value-type="string" calcext:value-type="string">
            <text:p>Developer</text:p>
          </table:table-cell>
          <table:table-cell office:value-type="date" office:date-value="2018-10-23" calcext:value-type="date">
            <text:p>2018-10-23</text:p>
          </table:table-cell>
          <table:table-cell office:value-type="float" office:value="55155" calcext:value-type="float">
            <text:p>5515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rennan</text:p>
          </table:table-cell>
          <table:table-cell office:value-type="date" office:date-value="1981-07-02" calcext:value-type="date">
            <text:p>1981-07-02</text:p>
          </table:table-cell>
          <table:table-cell office:value-type="string" calcext:value-type="string">
            <text:p>SysAdmin</text:p>
          </table:table-cell>
          <table:table-cell office:value-type="date" office:date-value="2011-12-10" calcext:value-type="date">
            <text:p>2011-12-10</text:p>
          </table:table-cell>
          <table:table-cell office:value-type="float" office:value="61230" calcext:value-type="float">
            <text:p>6123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123" calcext:value-type="float">
            <text:p>6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07:10.640297813</meta:creation-date>
    <meta:generator>LibreOffice/7.3.7.2$Linux_X86_64 LibreOffice_project/30$Build-2</meta:generator>
    <dc:date>2025-05-14T17:41:19.913344989</dc:date>
    <meta:editing-duration>PT4H53M50S</meta:editing-duration>
    <meta:editing-cycles>3</meta:editing-cycles>
    <meta:document-statistic meta:table-count="6" meta:cell-count="1556" meta:object-count="0"/>
  </office:meta>
</office:document-meta>
</file>